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416" style:family="text">
      <style:text-properties fo:font-size="12.00pt" fo:font-weight="normal" fo:font-family="'Times New Roman'" style:font-family-asian="'Times New Roman'" style:font-family-complex="'Times New Roman'" fo:background-color="transparent" fo:color="#0f4761" fo:font-style="italic"/>
    </style:style>
    <style:style style:name="T4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4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7" style:family="text">
      <style:text-properties fo:font-size="12.00pt" fo:font-weight="normal" fo:font-family="'Times New Roman'" style:font-family-asian="'Times New Roman'" style:font-family-complex="'Times New Roman'" fo:background-color="transparent" fo:color="#4f81bd"/>
    </style:style>
    <style:style style:name="T5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5" style:family="text">
      <style:text-properties fo:font-size="12.00pt" fo:font-weight="normal" fo:font-family="'Times New Roman'" style:font-family-asian="'Times New Roman'" style:font-family-complex="'Times New Roman'" fo:background-color="transparent" fo:color="#4f81bd"/>
    </style:style>
    <style:style style:name="T6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35" style:family="text">
      <style:text-properties fo:font-size="12.00pt" fo:font-weight="normal" fo:font-family="'Times New Roman'" style:font-family-asian="'Times New Roman'" style:font-family-complex="'Times New Roman'" fo:background-color="transparent" fo:color="#4f81bd"/>
    </style:style>
    <style:style style:name="T7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67" style:family="text">
      <style:text-properties fo:font-size="12.00pt" fo:font-weight="normal" fo:font-family="'Times New Roman'" style:font-family-asian="'Times New Roman'" style:font-family-complex="'Times New Roman'" fo:background-color="transparent" fo:color="#4f81bd"/>
    </style:style>
    <style:style style:name="T7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2" style:family="text">
      <style:text-properties fo:font-size="12.00pt" fo:font-weight="normal" fo:font-family="'Times New Roman'" style:font-family-asian="'Times New Roman'" style:font-family-complex="'Times New Roman'" fo:background-color="transparent" fo:color="#0f4761" fo:font-style="italic"/>
    </style:style>
    <style:style style:name="T873" style:family="text">
      <style:text-properties fo:font-size="12.00pt" fo:font-weight="normal" fo:font-family="'Times New Roman'" style:font-family-asian="'Times New Roman'" style:font-family-complex="'Times New Roman'" fo:background-color="transparent" fo:color="#0f4761" fo:font-style="italic"/>
    </style:style>
    <style:style style:name="T874" style:family="text">
      <style:text-properties fo:font-size="12.00pt" fo:font-weight="normal" fo:font-family="'Times New Roman'" style:font-family-asian="'Times New Roman'" style:font-family-complex="'Times New Roman'" fo:background-color="transparent" fo:color="#0f4761" fo:font-style="italic"/>
    </style:style>
    <style:style style:name="T875" style:family="text">
      <style:text-properties fo:font-size="12.00pt" fo:font-weight="normal" fo:font-family="'Times New Roman'" style:font-family-asian="'Times New Roman'" style:font-family-complex="'Times New Roman'" fo:background-color="transparent" fo:color="#0f4761" fo:font-style="italic"/>
    </style:style>
    <style:style style:name="T876" style:family="text">
      <style:text-properties fo:font-size="12.00pt" fo:font-weight="normal" fo:font-family="'Times New Roman'" style:font-family-asian="'Times New Roman'" style:font-family-complex="'Times New Roman'" fo:background-color="transparent" fo:color="#0f4761" fo:font-style="italic"/>
    </style:style>
    <style:style style:name="T877" style:family="text">
      <style:text-properties fo:font-size="12.00pt" fo:font-weight="normal" fo:font-family="'Times New Roman'" style:font-family-asian="'Times New Roman'" style:font-family-complex="'Times New Roman'" fo:background-color="transparent" fo:color="#0f4761" fo:font-style="italic"/>
    </style:style>
    <style:style style:name="T8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7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0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0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8.00pt"/>
    </style:style>
    <style:style style:name="P2" style:family="paragraph">
      <style:paragraph-properties fo:line-height="115.00%" fo:text-align="left" fo:margin-top="12.00pt" fo:margin-bottom="12.00pt"/>
    </style:style>
    <style:style style:name="P3" style:family="paragraph">
      <style:paragraph-properties fo:line-height="115.00%" fo:text-align="left" fo:margin-bottom="8.00pt"/>
    </style:style>
    <style:style style:name="P4" style:family="paragraph">
      <style:paragraph-properties fo:line-height="115.00%" fo:text-align="left" fo:margin-left="36.00pt" fo:text-indent="0.00pt" fo:margin-top="12.00pt" fo:margin-bottom="12.00pt"/>
    </style:style>
    <style:style style:name="P5" style:family="paragraph">
      <style:paragraph-properties fo:line-height="115.00%" fo:text-align="left" fo:margin-top="12.00pt" fo:margin-bottom="12.00p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 fo:margin-left="36.00pt" fo:text-indent="0.00p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 fo:margin-top="12.00pt" fo:margin-bottom="12.00pt"/>
    </style:style>
    <text:list-style style:name="L1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 fo:margin-top="12.00pt" fo:margin-bottom="12.00pt"/>
    </style:style>
    <text:list-style style:name="L1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 fo:margin-top="12.00pt" fo:margin-bottom="12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top="12.00pt" fo:margin-bottom="12.00pt"/>
    </style:style>
    <text:list-style style:name="L1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/>
    </style:style>
    <style:style style:name="P17" style:family="paragraph">
      <style:paragraph-properties fo:line-height="115.00%" fo:text-align="left" fo:margin-top="12.00pt" fo:margin-bottom="12.00pt"/>
    </style:style>
    <style:style style:name="P18" style:family="paragraph">
      <style:paragraph-properties fo:line-height="115.00%" fo:text-align="left" fo:margin-top="10.00pt"/>
    </style:style>
    <style:style style:name="P19" style:family="paragraph">
      <style:paragraph-properties fo:line-height="115.00%" fo:text-align="left" fo:margin-top="12.00pt" fo:margin-bottom="12.00pt"/>
    </style:style>
    <text:list-style style:name="L2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0" style:family="paragraph">
      <style:paragraph-properties fo:line-height="115.00%" fo:text-align="left"/>
    </style:style>
    <style:style style:name="P21" style:family="paragraph">
      <style:paragraph-properties fo:line-height="115.00%" fo:text-align="left" fo:margin-top="12.00pt" fo:margin-bottom="12.00pt"/>
    </style:style>
    <style:style style:name="P22" style:family="paragraph">
      <style:paragraph-properties fo:line-height="115.00%" fo:text-align="left" fo:margin-top="10.00pt"/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15.00%" fo:text-align="left" fo:margin-top="10.00pt"/>
    </style:style>
    <style:style style:name="P25" style:family="paragraph">
      <style:paragraph-properties fo:line-height="115.00%" fo:text-align="left" fo:margin-top="12.00pt" fo:margin-bottom="12.00pt"/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15.00%" fo:text-align="left" fo:margin-top="10.00pt"/>
    </style:style>
    <style:style style:name="P28" style:family="paragraph">
      <style:paragraph-properties fo:line-height="115.00%" fo:text-align="left" fo:margin-top="12.00pt" fo:margin-bottom="12.00pt"/>
    </style:style>
    <text:list-style style:name="L29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9" style:family="paragraph">
      <style:paragraph-properties fo:line-height="115.00%" fo:text-align="left"/>
    </style:style>
    <style:style style:name="P30" style:family="paragraph">
      <style:paragraph-properties fo:line-height="115.00%" fo:text-align="left" fo:margin-top="12.00pt" fo:margin-bottom="12.00pt"/>
    </style:style>
    <text:list-style style:name="L31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1" style:family="paragraph">
      <style:paragraph-properties fo:line-height="115.00%" fo:text-align="left"/>
    </style:style>
    <style:style style:name="P32" style:family="paragraph">
      <style:paragraph-properties fo:line-height="115.00%" fo:text-align="left" fo:margin-top="12.00pt" fo:margin-bottom="12.00pt"/>
    </style:style>
    <style:style style:name="P33" style:family="paragraph">
      <style:paragraph-properties fo:line-height="115.00%" fo:text-align="left" fo:margin-bottom="8.00pt"/>
    </style:style>
    <style:style style:name="P34" style:family="paragraph">
      <style:paragraph-properties fo:line-height="115.00%" fo:text-align="left" fo:margin-top="15.95pt" fo:margin-bottom="15.95pt"/>
    </style:style>
    <style:style style:name="P35" style:family="paragraph">
      <style:paragraph-properties fo:line-height="115.00%" fo:text-align="left" fo:margin-top="12.00pt" fo:margin-bottom="12.00p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-5.40pt"/>
          <style:tab-stop style:position="63.70pt"/>
          <style:tab-stop style:position="32891.10pt"/>
        </style:tab-stops>
      </style:paragraph-properties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-5.40pt"/>
          <style:tab-stop style:position="63.70pt"/>
          <style:tab-stop style:position="32891.10pt"/>
        </style:tab-stops>
      </style:paragraph-properties>
    </style:style>
    <style:style style:name="P39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5.40pt" fo:text-indent="-5.40pt">
        <style:tab-stops>
          <style:tab-stop style:position="63.70pt"/>
          <style:tab-stop style:position="32891.10pt"/>
          <style:tab-stop style:position="421116.25pt" style:type="right"/>
          <style:tab-stop style:position="1620.20pt"/>
          <style:tab-stop style:position="63.70pt"/>
          <style:tab-stop style:position="32891.10pt"/>
        </style:tab-stops>
      </style:paragraph-properties>
    </style:style>
    <style:style style:name="P72" style:family="paragraph">
      <style:paragraph-properties fo:line-height="115.00%" fo:text-align="left" fo:margin-top="14.95pt" fo:margin-bottom="14.95pt"/>
    </style:style>
    <style:style style:name="P73" style:family="paragraph">
      <style:paragraph-properties fo:line-height="115.00%" fo:text-align="left" fo:margin-top="12.00pt" fo:margin-bottom="12.00pt"/>
    </style:style>
    <text:list-style style:name="L7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74" style:family="paragraph">
      <style:paragraph-properties fo:line-height="115.00%" fo:text-align="left"/>
    </style:style>
    <style:style style:name="P75" style:family="paragraph">
      <style:paragraph-properties fo:line-height="115.00%" fo:text-align="left" fo:margin-top="12.00pt" fo:margin-bottom="12.00p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59.00pt"/>
          <style:tab-stop style:position="32891.10pt"/>
          <style:tab-stop style:position="421116.25pt" style:type="right"/>
          <style:tab-stop style:position="-5.40pt"/>
          <style:tab-stop style:position="59.00pt"/>
          <style:tab-stop style:position="32891.10pt"/>
          <style:tab-stop style:position="421116.25pt" style:type="right"/>
        </style:tab-stops>
      </style:paragraph-properties>
    </style:style>
    <style:style style:name="P77" style:family="paragraph">
      <style:paragraph-properties fo:line-height="100.00%" fo:text-align="center"/>
    </style:style>
    <style:style style:name="P78" style:family="paragraph">
      <style:paragraph-properties fo:line-height="100.00%" fo:text-align="left" fo:margin-left="5.40pt" fo:text-indent="-5.40pt">
        <style:tab-stops>
          <style:tab-stop style:position="59.00pt"/>
          <style:tab-stop style:position="32891.10pt"/>
          <style:tab-stop style:position="421116.25pt" style:type="right"/>
          <style:tab-stop style:position="-5.40pt"/>
          <style:tab-stop style:position="59.00pt"/>
          <style:tab-stop style:position="32891.10pt"/>
          <style:tab-stop style:position="421116.25pt" style:type="right"/>
        </style:tab-stops>
      </style:paragraph-properties>
    </style:style>
    <style:style style:name="P79" style:family="paragraph">
      <style:paragraph-properties fo:line-height="100.00%" fo:text-align="left" fo:margin-left="5.40pt" fo:text-indent="-5.40pt">
        <style:tab-stops>
          <style:tab-stop style:position="59.00pt"/>
          <style:tab-stop style:position="32891.10pt"/>
          <style:tab-stop style:position="421116.25pt" style:type="right"/>
          <style:tab-stop style:position="1620.20pt"/>
          <style:tab-stop style:position="59.00pt"/>
          <style:tab-stop style:position="32891.10pt"/>
          <style:tab-stop style:position="421116.25pt" style:type="righ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5.40pt" fo:text-indent="-5.40pt">
        <style:tab-stops>
          <style:tab-stop style:position="59.00pt"/>
          <style:tab-stop style:position="32891.10pt"/>
          <style:tab-stop style:position="421116.25pt" style:type="right"/>
          <style:tab-stop style:position="1620.20pt"/>
          <style:tab-stop style:position="59.00pt"/>
          <style:tab-stop style:position="32891.10pt"/>
          <style:tab-stop style:position="421116.25pt" style:type="righ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5.40pt" fo:text-indent="-5.40pt">
        <style:tab-stops>
          <style:tab-stop style:position="59.00pt"/>
          <style:tab-stop style:position="32891.10pt"/>
          <style:tab-stop style:position="421116.25pt" style:type="right"/>
          <style:tab-stop style:position="1620.20pt"/>
          <style:tab-stop style:position="59.00pt"/>
          <style:tab-stop style:position="32891.10pt"/>
          <style:tab-stop style:position="421116.25pt" style:type="right"/>
        </style:tab-stops>
      </style:paragraph-properties>
    </style:style>
    <style:style style:name="P84" style:family="paragraph">
      <style:paragraph-properties fo:line-height="115.00%" fo:text-align="left" fo:margin-top="14.95pt" fo:margin-bottom="14.95pt"/>
    </style:style>
    <style:style style:name="P85" style:family="paragraph">
      <style:paragraph-properties fo:line-height="115.00%" fo:text-align="left" fo:margin-top="12.00pt" fo:margin-bottom="12.00pt"/>
    </style:style>
    <text:list-style style:name="L8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86" style:family="paragraph">
      <style:paragraph-properties fo:line-height="115.00%" fo:text-align="left"/>
    </style:style>
    <style:style style:name="P87" style:family="paragraph">
      <style:paragraph-properties fo:line-height="115.00%" fo:text-align="left" fo:margin-top="12.00pt" fo:margin-bottom="12.00pt"/>
    </style:style>
    <text:list-style style:name="L8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88" style:family="paragraph">
      <style:paragraph-properties fo:line-height="115.00%" fo:text-align="left"/>
    </style:style>
    <style:style style:name="P89" style:family="paragraph">
      <style:paragraph-properties fo:line-height="115.00%" fo:text-align="left" fo:margin-top="12.00pt" fo:margin-bottom="12.00pt"/>
    </style:style>
    <style:style style:name="P90" style:family="paragraph">
      <style:paragraph-properties fo:line-height="115.00%" fo:text-align="left" fo:margin-top="14.95pt" fo:margin-bottom="14.95pt"/>
    </style:style>
    <style:style style:name="TableColumn0100" style:family="table-column">
      <style:table-column-properties style:column-width="0.959722in"/>
    </style:style>
    <style:style style:name="TableColumn0101" style:family="table-column">
      <style:table-column-properties style:column-width="0.959722in"/>
    </style:style>
    <style:style style:name="TableColumn0102" style:family="table-column">
      <style:table-column-properties style:column-width="0.959722in"/>
    </style:style>
    <style:style style:name="TableColumn0103" style:family="table-column">
      <style:table-column-properties style:column-width="0.959722in"/>
    </style:style>
    <style:style style:name="TableColumn0104" style:family="table-column">
      <style:table-column-properties style:column-width="0.959722in"/>
    </style:style>
    <style:style style:name="TableColumn0105" style:family="table-column">
      <style:table-column-properties style:column-width="0.959722in"/>
    </style:style>
    <style:style style:name="Table01" style:family="table">
      <style:table-properties style:width="5.758333in" fo:margin-left="0.000000in" style:writing-mode="lr" table:align="left" style:may-break-between-rows="true"/>
    </style:style>
    <style:style style:name="TableRow0100" style:family="table-row">
      <style:table-row-properties style:min-row-height="0.208333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 style:min-row-height="0.208333in"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 style:min-row-height="0.208333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 style:min-row-height="0.208333in"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 style:min-row-height="0.208333in"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 style:min-row-height="0.208333in"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 style:min-row-height="0.208333in"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 style:min-row-height="0.208333in"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9" style:family="table-row">
      <style:table-row-properties style:min-row-height="0.208333in"/>
    </style:style>
    <style:style style:name="TableCell010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0" style:family="table-row">
      <style:table-row-properties style:min-row-height="0.208333in"/>
    </style:style>
    <style:style style:name="TableCell011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1" style:family="table-row">
      <style:table-row-properties style:min-row-height="0.208333in"/>
    </style:style>
    <style:style style:name="TableCell011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2" style:family="table-row">
      <style:table-row-properties style:min-row-height="0.208333in"/>
    </style:style>
    <style:style style:name="TableCell011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3" style:family="table-row">
      <style:table-row-properties style:min-row-height="0.208333in"/>
    </style:style>
    <style:style style:name="TableCell011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4" style:family="table-row">
      <style:table-row-properties style:min-row-height="0.208333in"/>
    </style:style>
    <style:style style:name="TableCell011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5" style:family="table-row">
      <style:table-row-properties style:min-row-height="0.208333in"/>
    </style:style>
    <style:style style:name="TableCell011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6" style:family="table-row">
      <style:table-row-properties style:min-row-height="0.208333in"/>
    </style:style>
    <style:style style:name="TableCell011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894444in"/>
    </style:style>
    <style:style style:name="TableColumn0201" style:family="table-column">
      <style:table-column-properties style:column-width="0.894444in"/>
    </style:style>
    <style:style style:name="TableColumn0202" style:family="table-column">
      <style:table-column-properties style:column-width="0.894444in"/>
    </style:style>
    <style:style style:name="TableColumn0203" style:family="table-column">
      <style:table-column-properties style:column-width="0.894444in"/>
    </style:style>
    <style:style style:name="TableColumn0204" style:family="table-column">
      <style:table-column-properties style:column-width="0.894444in"/>
    </style:style>
    <style:style style:name="TableColumn0205" style:family="table-column">
      <style:table-column-properties style:column-width="0.894444in"/>
    </style:style>
    <style:style style:name="TableColumn0206" style:family="table-column">
      <style:table-column-properties style:column-width="0.894444in"/>
    </style:style>
    <style:style style:name="Table02" style:family="table">
      <style:table-properties style:width="6.261111in" fo:margin-left="0.000000in" style:writing-mode="lr" table:align="left" style:may-break-between-rows="true"/>
    </style:style>
    <style:style style:name="TableRow0200" style:family="table-row">
      <style:table-row-properties style:min-row-height="0.208333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 style:min-row-height="0.208333in"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 style:min-row-height="0.208333in"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Cilt Hastal</text:span><text:span text:style-name="T2">ığı</text:span><text:span text:style-name="T3"><text:s/>S</text:span><text:span text:style-name="T4">ı</text:span><text:span text:style-name="T5">n</text:span><text:span text:style-name="T6">ı</text:span><text:span text:style-name="T7">fland</text:span><text:span text:style-name="T8">ı</text:span><text:span text:style-name="T9">rmas</text:span><text:span text:style-name="T10">ı</text:span><text:span text:style-name="T11"><text:s/>(Skin Disease Classification)<text:line-break/></text:span></text:p>
      <text:p text:style-name="P1"><text:span text:style-name="T12">Muhammet Y</text:span><text:span text:style-name="T13">ı</text:span><text:span text:style-name="T14">ld</text:span><text:span text:style-name="T15">ırım<text:line-break/></text:span></text:p>
      <text:p text:style-name="P2"><text:span text:style-name="T16"><text:s/>1 . Özet</text:span><text:span text:style-name="T17"/></text:p>
      <text:p text:style-name="P2"><text:span text:style-name="T18">Cilt hastal</text:span><text:span text:style-name="T19">ı</text:span><text:span text:style-name="T20">klar</text:span><text:span text:style-name="T21">ı, d</text:span><text:span text:style-name="T22">ünya çap</text:span><text:span text:style-name="T23">ı</text:span><text:span text:style-name="T24">nda yüksek prevalansa sahip ve erken te</text:span><text:span text:style-name="T25">ş</text:span><text:span text:style-name="T26">his edilmedi</text:span><text:span text:style-name="T27">ğinde hastaların yaşam kalitesini<text:s/></text:span><text:span text:style-name="T28">önemli ölçüde olumsuz etkileyen kritik sa</text:span><text:span text:style-name="T29">ğ</text:span><text:span text:style-name="T30">l</text:span><text:span text:style-name="T31">ık sorunlarıdır. Bu<text:s/></text:span><text:span text:style-name="T32">çal</text:span><text:span text:style-name="T33">ış</text:span><text:span text:style-name="T34">mada, cilt lezyonlar</text:span><text:span text:style-name="T35">ının otomatik tanısı ve sınıflandırılması amacıyla derin<text:s/></text:span><text:span text:style-name="T36">ö</text:span><text:span text:style-name="T37">ğ</text:span><text:span text:style-name="T38">renme tabanl</text:span><text:span text:style-name="T39">ı y</text:span><text:span text:style-name="T40">öntemlerin performanslar</text:span><text:span text:style-name="T41">ı</text:span><text:span text:style-name="T42">n</text:span><text:span text:style-name="T43">ı kapsamlı şekilde incelemeyi ama</text:span><text:span text:style-name="T44">çlad</text:span><text:span text:style-name="T45">ı</text:span><text:span text:style-name="T46">k.</text:span><text:span text:style-name="T47">Bu çal</text:span><text:span text:style-name="T48">ışmada yalnızca y</text:span><text:span text:style-name="T49">üksek do</text:span><text:span text:style-name="T50">ğrulukta<text:s/></text:span><text:span text:style-name="T51">çal</text:span><text:span text:style-name="T52">ışan bir derin<text:s/></text:span><text:span text:style-name="T53">ö</text:span><text:span text:style-name="T54">ğrenme modeli değil, aynı zamanda bu modelin entegre edildiği Flask tabanlı etkileşimli bir web uygulaması geliştirilmiştir.Bu sayede kullanıcılar, sistem<text:s/></text:span><text:span text:style-name="T55">üzerinden görsellerini yükleyerek anl</text:span><text:span text:style-name="T56">ık tahminler alabilmektedir.</text:span><text:span text:style-name="T57"><text:s/>Çal</text:span><text:span text:style-name="T58">ış</text:span><text:span text:style-name="T59">mam</text:span><text:span text:style-name="T60">ızda, 11 farklı cilt hastalığı sınıfını i</text:span><text:span text:style-name="T61">çeren yakla</text:span><text:span text:style-name="T62">şı</text:span><text:span text:style-name="T63">k 12.500 görüntüden olu</text:span><text:span text:style-name="T64">ş</text:span><text:span text:style-name="T65">an halka aç</text:span><text:span text:style-name="T66">ı</text:span><text:span text:style-name="T67">k bir veri seti kullan</text:span><text:span text:style-name="T68">ıldı. Veri setinde Atopik Dermatit, Bazal H</text:span><text:span text:style-name="T69">ücre Karsinomas</text:span><text:span text:style-name="T70">ı</text:span><text:span text:style-name="T71">, Benign Keratozis, Egzama, Melanositik Nevi, Melanom, Pigmente Benign Keratozis, Psoriasis/Liken Planus, Seboreik Keratozis, Tinea/Halk aras</text:span><text:span text:style-name="T72">ında Mantar Enfeksiyonları ve Siğil/Molluskum sınıfları yer almaktadır. Veri<text:s/></text:span><text:span text:style-name="T73">ön i</text:span><text:span text:style-name="T74">ş</text:span><text:span text:style-name="T75">leme a</text:span><text:span text:style-name="T76">şamasında, dosya formatı standardizasyonu, yeniden boyutlandırma, kontrast iyileştirme (CLAHE), histogram eşitleme, g</text:span><text:span text:style-name="T77">ürültü azaltma ve keskinle</text:span><text:span text:style-name="T78">ş</text:span><text:span text:style-name="T79">tirme teknikleri uyguland</text:span><text:span text:style-name="T80">ı. Ayrıca, model genelleştirmesini artırmak i</text:span><text:span text:style-name="T81">çin kapsaml</text:span><text:span text:style-name="T82">ı</text:span><text:span text:style-name="T83"><text:s/>veri art</text:span><text:span text:style-name="T84">ırma y</text:span><text:span text:style-name="T85">öntemleri kullan</text:span><text:span text:style-name="T86">ı</text:span><text:span text:style-name="T87">ld</text:span><text:span text:style-name="T88">ı. Modellerin eğitimi sırasında transfer<text:s/></text:span><text:span text:style-name="T89">ö</text:span><text:span text:style-name="T90">ğ</text:span><text:span text:style-name="T91">renme paradigmas</text:span><text:span text:style-name="T92">ı benimsendi ve farklı mimariler karşılaştırıldı. Denenen mimariler arasında MobileNet, ResNet50, EfficientNetB3, DenseNet121, Vision Transformer (VIT), ConvNeXt ve diğer CNN tabanlı mimariler yer aldı. Eğitim s</text:span><text:span text:style-name="T93">ürecinde Adam optimizasyon algoritmas</text:span><text:span text:style-name="T94">ı</text:span><text:span text:style-name="T95"><text:s/>ve kategorik çapraz entropi kayb</text:span><text:span text:style-name="T96">ı</text:span><text:span text:style-name="T97"><text:s/>fonksiyonu kullan</text:span><text:span text:style-name="T98">ılarak modeller optimize edildi. Performans değerlendirmesi doğruluk, kesinlik, duyarlılık ve F1 skorları gibi<text:s/></text:span><text:span text:style-name="T99">çoklu metriklerle yap</text:span><text:span text:style-name="T100">ı</text:span><text:span text:style-name="T101">ld</text:span><text:span text:style-name="T102">ı. Sonu</text:span><text:span text:style-name="T103">çlar, MobileNet mimarisinin %86 test do</text:span><text:span text:style-name="T104">ğ</text:span><text:span text:style-name="T105">ruluk oran</text:span><text:span text:style-name="T106">ıyla en iyi performansı g</text:span><text:span text:style-name="T107">österdi</text:span><text:span text:style-name="T108">ğ</text:span><text:span text:style-name="T109">ini ortaya koydu. Di</text:span><text:span text:style-name="T110">ğer modeller de rekabet</text:span><text:span text:style-name="T111">çi sonuçlar verdi ancak MobileNet modeli genel anlamda üstünlük sa</text:span><text:span text:style-name="T112">ğ</text:span><text:span text:style-name="T113">lad</text:span><text:span text:style-name="T114">ı. En iyi sonu</text:span><text:span text:style-name="T115">ç veren MobileNet tabanl</text:span><text:span text:style-name="T116">ı</text:span><text:span text:style-name="T117"><text:s/>model temel al</text:span><text:span text:style-name="T118">ınarak, kullanıcıların cilt lezyonlarının fotoğraflarını y</text:span><text:span text:style-name="T119">ükleyip an</text:span><text:span text:style-name="T120">ı</text:span><text:span text:style-name="T121">nda hastal</text:span><text:span text:style-name="T122">ık tahmini alabilecekleri kullanıcı dostu bir web uygulaması geliştirildi. Bu<text:s/></text:span><text:span text:style-name="T123">çal</text:span><text:span text:style-name="T124">ış</text:span><text:span text:style-name="T125">ma, derin ö</text:span><text:span text:style-name="T126">ğ</text:span><text:span text:style-name="T127">renme yöntemlerinin cilt hastal</text:span><text:span text:style-name="T128">ı</text:span><text:span text:style-name="T129">klar</text:span><text:span text:style-name="T130">ının erken teşhisinde etkili ve g</text:span><text:span text:style-name="T131">üvenilir bir araç oldu</text:span><text:span text:style-name="T132">ğ</text:span><text:span text:style-name="T133">unu ve klinik uygulamalara entegrasyon potansiyelinin yüksek oldu</text:span><text:span text:style-name="T134">ğ</text:span><text:span text:style-name="T135">unu göstermektedir.</text:span></text:p>
      <text:p text:style-name="P3"><text:span text:style-name="T136"/></text:p>
      <text:p text:style-name="P4"><text:span text:style-name="T136"/></text:p>
      <text:p text:style-name="P5"><text:span text:style-name="T137">2 . Giri</text:span><text:span text:style-name="T138">ş</text:span><text:span text:style-name="T139"/></text:p>
      <text:p text:style-name="P5"><text:span text:style-name="T140">Cilt, insan vücudunun en büyük organ</text:span><text:span text:style-name="T141">ı</text:span><text:span text:style-name="T142"><text:s/>olup, d</text:span><text:span text:style-name="T143">ış ortamla doğrudan temas halinde olması nedeniyle pek<text:s/></text:span><text:span text:style-name="T144">çok çevresel etkene maruz kalmakta ve bu durum, çe</text:span><text:span text:style-name="T145">ş</text:span><text:span text:style-name="T146">itli dermatolojik hastal</text:span><text:span text:style-name="T147">ıkların oluşmasına zemin hazırlamaktadır. Atopik dermatit, melanom, egzama, sedef hastalığı, verruka, tinea enfeksiyonları, bazal h</text:span><text:span text:style-name="T148">ücreli karsinom ve seboreik keratoz gibi cilt hastal</text:span><text:span text:style-name="T149">ı</text:span><text:span text:style-name="T150">klar</text:span><text:span text:style-name="T151">ı, d</text:span><text:span text:style-name="T152">ünya genelinde milyonlarca insan</text:span><text:span text:style-name="T153">ı</text:span><text:span text:style-name="T154">n ya</text:span><text:span text:style-name="T155">şam kalitesini olumsuz y</text:span><text:span text:style-name="T156">önde etkilemekte ve ciddi sa</text:span><text:span text:style-name="T157">ğ</text:span><text:span text:style-name="T158">l</text:span><text:span text:style-name="T159">ık y</text:span><text:span text:style-name="T160">ükü olu</text:span><text:span text:style-name="T161">ş</text:span><text:span text:style-name="T162">turmaktad</text:span><text:span text:style-name="T163">ır [1, 2].<text:s/></text:span><text:span text:style-name="T164">Özellikle melanom gibi baz</text:span><text:span text:style-name="T165">ı</text:span><text:span text:style-name="T166"><text:s/>cilt kanseri türleri, erken te</text:span><text:span text:style-name="T167">ş</text:span><text:span text:style-name="T168">his edilmedi</text:span><text:span text:style-name="T169">ğinde<text:s/></text:span><text:span text:style-name="T170">ölümcül olabilmektedir. Cilt hastal</text:span><text:span text:style-name="T171">ı</text:span><text:span text:style-name="T172">klar</text:span><text:span text:style-name="T173">ının erken evrede doğru şekilde tespit edilmesi, hem hasta konforu hem de tedavi başarısı a</text:span><text:span text:style-name="T174">ç</text:span><text:span text:style-name="T175">ı</text:span><text:span text:style-name="T176">s</text:span><text:span text:style-name="T177">ından b</text:span><text:span text:style-name="T178">üyük önem ta</text:span><text:span text:style-name="T179">şı</text:span><text:span text:style-name="T180">maktad</text:span><text:span text:style-name="T181">ır. Ancak geleneksel teşhis y</text:span><text:span text:style-name="T182">öntemleri, genellikle dermatologlar</text:span><text:span text:style-name="T183">ı</text:span><text:span text:style-name="T184">n fiziksel muayene ve dermatoskopik incelemelerine dayanmakta olup; bu süreç zaman al</text:span><text:span text:style-name="T185">ı</text:span><text:span text:style-name="T186">c</text:span><text:span text:style-name="T187">ı, uzmanlık gerektiren ve kırsal b</text:span><text:span text:style-name="T188">ölgelerdeki sa</text:span><text:span text:style-name="T189">ğ</text:span><text:span text:style-name="T190">l</text:span><text:span text:style-name="T191">ık altyapısının yetersizliği nedeniyle erişimi sınırlı bir yapıya sahiptir [3]. Bu durum, hastalıkların ileri evrelere kadar fark edilmemesiyle sonu</text:span><text:span text:style-name="T192">çlanmakta ve geri döndürülemez cilt hasarlar</text:span><text:span text:style-name="T193">ı</text:span><text:span text:style-name="T194">na yol açabilmektedir.</text:span></text:p>
      <text:p text:style-name="P5"><text:span text:style-name="T195">Son y</text:span><text:span text:style-name="T196">ı</text:span><text:span text:style-name="T197">llarda yapay zekâ (AI) ve özellikle derin ö</text:span><text:span text:style-name="T198">ğ</text:span><text:span text:style-name="T199">renme (DL) tabanl</text:span><text:span text:style-name="T200">ı y</text:span><text:span text:style-name="T201">öntemlerdeki h</text:span><text:span text:style-name="T202">ı</text:span><text:span text:style-name="T203">zl</text:span><text:span text:style-name="T204">ı gelişmeler, tıbbi g</text:span><text:span text:style-name="T205">örüntü analizinde önemli bir paradigma de</text:span><text:span text:style-name="T206">ğ</text:span><text:span text:style-name="T207">i</text:span><text:span text:style-name="T208">şimi yaratmıştır. Evrişimli Sinir Ağları (CNN), b</text:span><text:span text:style-name="T209">üyük hacimli görüntü verilerinden karma</text:span><text:span text:style-name="T210">şı</text:span><text:span text:style-name="T211">k örüntüleri otomatik olarak ö</text:span><text:span text:style-name="T212">ğ</text:span><text:span text:style-name="T213">renebilme kapasitesi sayesinde, dermatolojik tan</text:span><text:span text:style-name="T214">ılarda da umut verici başarı oranları elde edilmesini sağlamıştır [4, 5, 6]. Literat</text:span><text:span text:style-name="T215">ürde, özellikle cilt hastal</text:span><text:span text:style-name="T216">ı</text:span><text:span text:style-name="T217">klar</text:span><text:span text:style-name="T218">ının sınıflandırılmasında ResNet, DenseNet, Inception, VGGNet ve MobileNet gibi CNN mimarilerine dayalı modellerin, uzman dermatologlarla karşılaştırılabilir d</text:span><text:span text:style-name="T219">üzeyde tan</text:span><text:span text:style-name="T220">ı</text:span><text:span text:style-name="T221">sal do</text:span><text:span text:style-name="T222">ğruluk sunduğu<text:s/></text:span><text:span text:style-name="T223">çe</text:span><text:span text:style-name="T224">ş</text:span><text:span text:style-name="T225">itli çal</text:span><text:span text:style-name="T226">ış</text:span><text:span text:style-name="T227">malarla ortaya konmu</text:span><text:span text:style-name="T228">ştur [7, 9, 10, 11, 12, 13, 14, 15, 16, 17, 18, 19, 20, 21, 22, 23, 24, 25, 26, 27, 28, 29, 30]. Bu modeller, manuel olarak<text:s/></text:span><text:span text:style-name="T229">özellik ç</text:span><text:span text:style-name="T230">ı</text:span><text:span text:style-name="T231">kar</text:span><text:span text:style-name="T232">ımına ihtiya</text:span><text:span text:style-name="T233">ç duymadan, ham görüntü verilerinden do</text:span><text:span text:style-name="T234">ğ</text:span><text:span text:style-name="T235">rudan ö</text:span><text:span text:style-name="T236">ğ</text:span><text:span text:style-name="T237">renme yetene</text:span><text:span text:style-name="T238">ğine sahiptir.</text:span></text:p>
      <text:p text:style-name="P5"><text:span text:style-name="T239">Bu çal</text:span><text:span text:style-name="T240">ış</text:span><text:span text:style-name="T241">mada, cilt hastal</text:span><text:span text:style-name="T242">ıklarının otomatik teşhisine y</text:span><text:span text:style-name="T243">önelik kapsaml</text:span><text:span text:style-name="T244">ı</text:span><text:span text:style-name="T245"><text:s/>bir derin ö</text:span><text:span text:style-name="T246">ğ</text:span><text:span text:style-name="T247">renme yakla</text:span><text:span text:style-name="T248">şımı<text:s/></text:span><text:span text:style-name="T249">önerilmi</text:span><text:span text:style-name="T250">ş</text:span><text:span text:style-name="T251">tir. Çal</text:span><text:span text:style-name="T252">ış</text:span><text:span text:style-name="T253">mam</text:span><text:span text:style-name="T254">ızın temel katkıları şu şekilde<text:s/></text:span><text:span text:style-name="T255">özetlenebilir:</text:span></text:p>
      <text:list text:style-name="L6">
        <text:list-item>
          <text:p text:style-name="P6"><text:span text:style-name="T256">Veri Kümesi ve Hedef: Gerçek dünya verilerine yak</text:span><text:span text:style-name="T257">ın şekilde yapılandırılmış, JPG formatında ve 11 farklı cilt hastalığı sınıfını i</text:span><text:span text:style-name="T258">çeren "Skin Disease Classification" veri seti kullan</text:span><text:span text:style-name="T259">ı</text:span><text:span text:style-name="T260">larak s</text:span><text:span text:style-name="T261">ınıflandırma ger</text:span><text:span text:style-name="T262">çekle</text:span><text:span text:style-name="T263">ş</text:span><text:span text:style-name="T264">tirilmi</text:span><text:span text:style-name="T265">ştir. Veri setinde her sınıf i</text:span><text:span text:style-name="T266">çin yakla</text:span><text:span text:style-name="T267">şı</text:span><text:span text:style-name="T268">k 1250 örnek bulunmaktad</text:span><text:span text:style-name="T269">ı</text:span><text:span text:style-name="T270">r.</text:span><text:span text:style-name="T271">Kullan</text:span><text:span text:style-name="T272">ılan veri seti 11 farklı cilt hastalığı sınıfına ait toplam 55.000+ işlenmiş PNG g</text:span><text:span text:style-name="T273">örüntü içermektedir.<text:line-break/></text:span><text:span text:style-name="T274"><text:s/>Hastal</text:span><text:span text:style-name="T275">ık sınıfları: Atopik Dermatit, Bazal H</text:span><text:span text:style-name="T276">ücreli Karsinom, Benign Keratoz, Egzama, Melanom, Melanositik Nevus, Pigmente Benign Keratoz, Psoriazis/Liken Planus, Seboreik Keratoz, Tinea/Ringworm/Candidiasis, Verruka/Molluscum. Bu veri setleri için kullan</text:span><text:span text:style-name="T277">ı</text:span><text:span text:style-name="T278">lan kaynaklar<text:s/></text:span><text:span text:style-name="T279">şunlardır: </text:span></text:p>
        </text:list-item>
        <text:list-item>
          <text:p text:style-name="P7"><text:a xlink:href="https://universe.roboflow.com/utm-zaimq/skin-diseases-bkejc"><text:span text:style-name="T280">https://universe.roboflow.com/utm-zaimq/skin-diseases-bkejc</text:span></text:a><text:span text:style-name="T281"/></text:p>
        </text:list-item>
        <text:list-item>
          <text:p text:style-name="P7"><text:a xlink:href="https://www.kaggle.com/datasets/ismailpromus/skin-diseases-image-dataset"><text:span text:style-name="T282">https://www.kaggle.com/datasets/ismailpromus/skin-diseases-image-dataset</text:span></text:a><text:span text:style-name="T283"/></text:p>
        </text:list-item>
        <text:list-item>
          <text:p text:style-name="P7"><text:a xlink:href="https://www.kaggle.com/datasets/pritpal2873/multiple-skin-disease-detection-and-classification"><text:span text:style-name="T284">https://www.kaggle.com/datasets/pritpal2873/multiple-skin-disease-detection-and-classification</text:span></text:a><text:span text:style-name="T285"/></text:p>
        </text:list-item>
        <text:list-item>
          <text:p text:style-name="P8"><text:span text:style-name="T286">Veri Ön<text:s/></text:span><text:span text:style-name="T287">İş</text:span><text:span text:style-name="T288">leme ve Art</text:span><text:span text:style-name="T289">ırma: G</text:span><text:span text:style-name="T290">örüntülerin kalitesini art</text:span><text:span text:style-name="T291">ı</text:span><text:span text:style-name="T292">rmak ve modelin genelleme kabiliyetini geli</text:span><text:span text:style-name="T293">ştirmek amacıyla<text:s/></text:span><text:span text:style-name="T294">çok a</text:span><text:span text:style-name="T295">ş</text:span><text:span text:style-name="T296">amal</text:span><text:span text:style-name="T297">ı bir<text:s/></text:span><text:span text:style-name="T298">ön i</text:span><text:span text:style-name="T299">ş</text:span><text:span text:style-name="T300">leme süreci uygulanm</text:span><text:span text:style-name="T301">ış</text:span><text:span text:style-name="T302">t</text:span><text:span text:style-name="T303">ır. Bu s</text:span><text:span text:style-name="T304">üreçte, format standardizasyonu, yeniden boyutland</text:span><text:span text:style-name="T305">ı</text:span><text:span text:style-name="T306">rma, CLAHE (Contrast Limited Adaptive Histogram Equalization), histogram e</text:span><text:span text:style-name="T307">şitleme, g</text:span><text:span text:style-name="T308">ürültü giderme ve keskinle</text:span><text:span text:style-name="T309">ş</text:span><text:span text:style-name="T310">tirme gibi i</text:span><text:span text:style-name="T311">şlemler uygulanmıştır. Ayrıca, veri<text:s/></text:span><text:span text:style-name="T312">çe</text:span><text:span text:style-name="T313">ş</text:span><text:span text:style-name="T314">itlili</text:span><text:span text:style-name="T315">ğini artırmak adına rotasyon, yakınlaştırma, parlaklık ayarı, yatay/dikey<text:s/></text:span><text:span text:style-name="T316">çevirme gibi veri art</text:span><text:span text:style-name="T317">ı</text:span><text:span text:style-name="T318">rma teknikleri devreye al</text:span><text:span text:style-name="T319">ınmıştır.</text:span></text:p>
        </text:list-item>
        <text:list-item>
          <text:p text:style-name="P8"><text:span text:style-name="T320">Model Kar</text:span><text:span text:style-name="T321">şı</text:span><text:span text:style-name="T322">la</text:span><text:span text:style-name="T323">ştırması: Literat</text:span><text:span text:style-name="T324">ürde s</text:span><text:span text:style-name="T325">ı</text:span><text:span text:style-name="T326">kl</text:span><text:span text:style-name="T327">ıkla kullanılan 16 farklı transfer<text:s/></text:span><text:span text:style-name="T328">ö</text:span><text:span text:style-name="T329">ğ</text:span><text:span text:style-name="T330">renme tabanl</text:span><text:span text:style-name="T331">ı CNN mimarisi (MobileNet, MobileNetV2, MobileNetV3Large, MobileNetV3Small, VGG16, VGG19, ResNet50, ResNet101, ResNet152, DenseNet121, Dense Net169, DenseNet201, InceptionV3, Inception ResNetV2, NASNetMobile, Xception) aynı veri seti<text:s/></text:span><text:span text:style-name="T332">üzerinde kar</text:span><text:span text:style-name="T333">şı</text:span><text:span text:style-name="T334">la</text:span><text:span text:style-name="T335">ştırmalı olarak eğitilmiş ve değerlendirilmiştir.</text:span></text:p>
        </text:list-item>
        <text:list-item>
          <text:p text:style-name="P8"><text:span text:style-name="T336">Sonuçlar ve En Ba</text:span><text:span text:style-name="T337">ş</text:span><text:span text:style-name="T338">ar</text:span><text:span text:style-name="T339">ılı Model: Modeller, doğruluk (accuracy), hassasiyet (precision), geri<text:s/></text:span><text:span text:style-name="T340">ça</text:span><text:span text:style-name="T341">ğı</text:span><text:span text:style-name="T342">rma (recall) ve F1-skora göre de</text:span><text:span text:style-name="T343">ğ</text:span><text:span text:style-name="T344">erlendirilmi</text:span><text:span text:style-name="T345">ştir. Bu karşılaştırmalar sonucunda MobileNet mimarisi, %86'lık doğruluk oranıyla en iyi performansı g</text:span><text:span text:style-name="T346">österen model olarak öne ç</text:span><text:span text:style-name="T347">ı</text:span><text:span text:style-name="T348">km</text:span><text:span text:style-name="T349">ıştır. Hem model boyutunun k</text:span><text:span text:style-name="T350">üçük olmas</text:span><text:span text:style-name="T351">ı</text:span><text:span text:style-name="T352"><text:s/>hem de e</text:span><text:span text:style-name="T353">ğitim s</text:span><text:span text:style-name="T354">üresinin k</text:span><text:span text:style-name="T355">ı</text:span><text:span text:style-name="T356">sa olu</text:span><text:span text:style-name="T357">şu, bu modeli ger</text:span><text:span text:style-name="T358">çek zamanl</text:span><text:span text:style-name="T359">ı</text:span><text:span text:style-name="T360"><text:s/>uygulamalar için oldukça uygun hale getirmi</text:span><text:span text:style-name="T361">ş</text:span><text:span text:style-name="T362">tir.</text:span></text:p>
        </text:list-item>
        <text:list-item>
          <text:p text:style-name="P8"><text:span text:style-name="T363">Web Tabanl</text:span><text:span text:style-name="T364">ı</text:span><text:span text:style-name="T365"><text:s/>Uygulama Geli</text:span><text:span text:style-name="T366">ştirme: Elde edilen en iyi model (MobileNet) kullanılarak, kullanıcıların kendi cilt g</text:span><text:span text:style-name="T367">örüntülerini yükleyip an</text:span><text:span text:style-name="T368">ı</text:span><text:span text:style-name="T369">nda hastal</text:span><text:span text:style-name="T370">ık tahmini alabilecekleri, kullanıcı dostu bir web aray</text:span><text:span text:style-name="T371">üzü geli</text:span><text:span text:style-name="T372">ş</text:span><text:span text:style-name="T373">tirilmi</text:span><text:span text:style-name="T374">ştir. Bu web uygulaması, kullanıcıdan alınan fundus benzeri cilt g</text:span><text:span text:style-name="T375">örüntülerini i</text:span><text:span text:style-name="T376">ş</text:span><text:span text:style-name="T377">leyerek, görüntünün hangi cilt hastal</text:span><text:span text:style-name="T378">ığı</text:span><text:span text:style-name="T379">na ait oldu</text:span><text:span text:style-name="T380">ğunu y</text:span><text:span text:style-name="T381">üksek do</text:span><text:span text:style-name="T382">ğ</text:span><text:span text:style-name="T383">rulukla tahmin etmekte ve ön de</text:span><text:span text:style-name="T384">ğ</text:span><text:span text:style-name="T385">erlendirme ç</text:span><text:span text:style-name="T386">ı</text:span><text:span text:style-name="T387">kt</text:span><text:span text:style-name="T388">ısı sunmaktadır. B</text:span><text:span text:style-name="T389">öylece, özellikle birinci basamak sa</text:span><text:span text:style-name="T390">ğ</text:span><text:span text:style-name="T391">l</text:span><text:span text:style-name="T392">ık hizmetleri veya uzaktan teşhis sistemleri i</text:span><text:span text:style-name="T393">çin pratik bir çözüm potansiyeli ta</text:span><text:span text:style-name="T394">şı</text:span><text:span text:style-name="T395">maktad</text:span><text:span text:style-name="T396">ır.</text:span></text:p>
        </text:list-item>
      </text:list>
      <text:p text:style-name="P9"><text:span text:style-name="T397">3 . Yöntem (Methodology)</text:span><text:span text:style-name="T398"/></text:p>
      <text:p text:style-name="P9"><text:span text:style-name="T398">Bu bölümde, cilt hastal</text:span><text:span text:style-name="T399">ı</text:span><text:span text:style-name="T400">klar</text:span><text:span text:style-name="T401">ını sınıflandırmak amacıyla geliştirilen derin<text:s/></text:span><text:span text:style-name="T402">ö</text:span><text:span text:style-name="T403">ğ</text:span><text:span text:style-name="T404">renme temelli yakla</text:span><text:span text:style-name="T405">şımın adımları detaylandırılmaktadır. S</text:span><text:span text:style-name="T406">üreç; veri kümesinin haz</text:span><text:span text:style-name="T407">ı</text:span><text:span text:style-name="T408">rlanmas</text:span><text:span text:style-name="T409">ı,<text:s/></text:span><text:span text:style-name="T410">ön i</text:span><text:span text:style-name="T411">ş</text:span><text:span text:style-name="T412">leme, veri art</text:span><text:span text:style-name="T413">ırma, model eğitimi, model karşılaştırması ve en iyi modelin web uygulamasına entegrasyonundan oluşmaktadır.</text:span></text:p>
      <text:p text:style-name="P9"><text:span text:style-name="T414"><text:s/></text:span><text:span text:style-name="T415">Veri Kümesi</text:span><text:span text:style-name="T416"/></text:p>
      <text:p text:style-name="P9"><text:span text:style-name="T417">Çal</text:span><text:span text:style-name="T418">ış</text:span><text:span text:style-name="T419">mada kullan</text:span><text:span text:style-name="T420">ılan veri k</text:span><text:span text:style-name="T421">ümesi, JPG format</text:span><text:span text:style-name="T422">ı</text:span><text:span text:style-name="T423">nda ve gerçek hayata yak</text:span><text:span text:style-name="T424">ı</text:span><text:span text:style-name="T425">n<text:s/></text:span><text:span text:style-name="T426">şekilde yapılandırılmış yaklaşık 12.000 cilt hastalığı g</text:span><text:span text:style-name="T427">örüntüsünden olu</text:span><text:span text:style-name="T428">ş</text:span><text:span text:style-name="T429">maktad</text:span><text:span text:style-name="T430">ır. G</text:span><text:span text:style-name="T431">örüntüler, a</text:span><text:span text:style-name="T432">ş</text:span><text:span text:style-name="T433">a</text:span><text:span text:style-name="T434">ğıdaki 11 hastalık sınıfına ait olacak şekilde etiketlenmiştir:</text:span></text:p>
      <text:list text:style-name="L10">
        <text:list-item>
          <text:p text:style-name="P10"><text:span text:style-name="T435">Atopik Dermatit</text:span></text:p>
        </text:list-item>
        <text:list-item>
          <text:p text:style-name="P10"><text:span text:style-name="T435">Bazal Hücreli Karsinom</text:span></text:p>
        </text:list-item>
        <text:list-item>
          <text:p text:style-name="P10"><text:span text:style-name="T435">Benign Keratoz</text:span></text:p>
        </text:list-item>
        <text:list-item>
          <text:p text:style-name="P10"><text:span text:style-name="T435">Egzama</text:span></text:p>
        </text:list-item>
        <text:list-item>
          <text:p text:style-name="P10"><text:span text:style-name="T435">Melanom</text:span></text:p>
        </text:list-item>
        <text:list-item>
          <text:p text:style-name="P10"><text:span text:style-name="T435">Melanositik Nevus</text:span></text:p>
        </text:list-item>
        <text:list-item>
          <text:p text:style-name="P10"><text:span text:style-name="T435">Pigmente Benign Keratoz</text:span></text:p>
        </text:list-item>
        <text:list-item>
          <text:p text:style-name="P10"><text:span text:style-name="T435">Psoriazis / Liken Planus</text:span></text:p>
        </text:list-item>
        <text:list-item>
          <text:p text:style-name="P10"><text:span text:style-name="T435">Seboreik Keratoz</text:span></text:p>
        </text:list-item>
        <text:list-item>
          <text:p text:style-name="P10"><text:span text:style-name="T435">Tinea / Ringworm / Kandidiyazis</text:span></text:p>
        </text:list-item>
        <text:list-item>
          <text:p text:style-name="P10"><text:span text:style-name="T435">Verruka / Molluscum</text:span></text:p>
        </text:list-item>
      </text:list>
      <text:p text:style-name="P11"><text:span text:style-name="T435">Her bir s</text:span><text:span text:style-name="T436">ı</text:span><text:span text:style-name="T437">n</text:span><text:span text:style-name="T438">ıfa ait yaklaşık 1.250 g</text:span><text:span text:style-name="T439">örüntü bulunmaktad</text:span><text:span text:style-name="T440">ı</text:span><text:span text:style-name="T441">r. Görüntü dosya adlar</text:span><text:span text:style-name="T442">ı</text:span><text:span text:style-name="T443">, içerdikleri hastal</text:span><text:span text:style-name="T444">ığı</text:span><text:span text:style-name="T445">n ad</text:span><text:span text:style-name="T446">ını barındırdığından etiketleme işlemi otomatik olarak yapılabilmiştir.</text:span></text:p>
      <text:p text:style-name="P11"><text:span text:style-name="T447"><text:s/>Veri Ön<text:s/></text:span><text:span text:style-name="T448">İş</text:span><text:span text:style-name="T449">leme</text:span><text:span text:style-name="T450"/></text:p>
      <text:p text:style-name="P11"><text:span text:style-name="T451">Ham görüntüler üzerinde a</text:span><text:span text:style-name="T452">ş</text:span><text:span text:style-name="T453">a</text:span><text:span text:style-name="T454">ğıdaki<text:s/></text:span><text:span text:style-name="T455">ön i</text:span><text:span text:style-name="T456">ş</text:span><text:span text:style-name="T457">leme ad</text:span><text:span text:style-name="T458">ımları uygulanarak model performansının artırılması hedeflenmiştir:</text:span></text:p>
      <text:list text:style-name="L12">
        <text:list-item>
          <text:p text:style-name="P12"><text:span text:style-name="T459">Yeniden boyutland</text:span><text:span text:style-name="T460">ı</text:span><text:span text:style-name="T461">rma: Tüm görüntüler, modellerin giri</text:span><text:span text:style-name="T462">ş</text:span><text:span text:style-name="T463"><text:s/>boyutuna uygun olarak 224x224 piksel çözünürlü</text:span><text:span text:style-name="T464">ğ</text:span><text:span text:style-name="T465">e getirildi.</text:span></text:p>
        </text:list-item>
        <text:list-item>
          <text:p text:style-name="P12"><text:span text:style-name="T466">Gri tonlama ve CLAHE: Kontrast art</text:span><text:span text:style-name="T467">ırımı i</text:span><text:span text:style-name="T468">çin Contrast Limited Adaptive Histogram Equalization (CLAHE) uygulanarak cilt üzerindeki yap</text:span><text:span text:style-name="T469">ı</text:span><text:span text:style-name="T470">sal detaylar</text:span><text:span text:style-name="T471">ın daha g</text:span><text:span text:style-name="T472">örünür olmas</text:span><text:span text:style-name="T473">ı</text:span><text:span text:style-name="T474"><text:s/>sa</text:span><text:span text:style-name="T475">ğlandı.</text:span></text:p>
        </text:list-item>
        <text:list-item>
          <text:p text:style-name="P12"><text:span text:style-name="T476">Histogram e</text:span><text:span text:style-name="T477">ş</text:span><text:span text:style-name="T478">itleme: Görüntü parlakl</text:span><text:span text:style-name="T479">ı</text:span><text:span text:style-name="T480">k ve kontrast da</text:span><text:span text:style-name="T481">ğılımı normalleştirildi.</text:span></text:p>
        </text:list-item>
        <text:list-item>
          <text:p text:style-name="P12"><text:span text:style-name="T482">Gürültü azaltma: Gaussian ve median filtreleme teknikleriyle görüntü gürültüsü minimize edildi.</text:span></text:p>
        </text:list-item>
        <text:list-item>
          <text:p text:style-name="P12"><text:span text:style-name="T482">Keskinle</text:span><text:span text:style-name="T483">ş</text:span><text:span text:style-name="T484">tirme: Kenar belirginli</text:span><text:span text:style-name="T485">ği artırılarak lezyon sınırlarının daha net hale gelmesi sağlandı.</text:span></text:p>
        </text:list-item>
      </text:list>
      <text:p text:style-name="P13"><text:span text:style-name="T486"><text:s/></text:span><text:span text:style-name="T487">Veri Art</text:span><text:span text:style-name="T488">ı</text:span><text:span text:style-name="T489">rma</text:span><text:span text:style-name="T490"/></text:p>
      <text:p text:style-name="P14"><text:span text:style-name="T491">Veri kalitesini art</text:span><text:span text:style-name="T492">ırmak i</text:span><text:span text:style-name="T493">çin a</text:span><text:span text:style-name="T494">şağıdaki adımlar uygulanmıştır:<text:line-break/><text:line-break/></text:span><text:span text:style-name="T495">•</text:span><text:span text:style-name="T496"><text:s/>TIFF ve JPG dosyalar</text:span><text:span text:style-name="T497">ının PNG formatına d</text:span><text:span text:style-name="T498">önü</text:span><text:span text:style-name="T499">şt</text:span><text:span text:style-name="T500">ürülmesi<text:s text:c="2"/><text:line-break/></text:span><text:span text:style-name="T501">•</text:span><text:span text:style-name="T502"><text:s/>Görüntü boyutlar</text:span><text:span text:style-name="T503">ının 224x224 piksele standartlaştırılması<text:s text:c="2"/><text:line-break/></text:span><text:span text:style-name="T504">•</text:span><text:span text:style-name="T505"><text:s/>CLAHE ve histogram e</text:span><text:span text:style-name="T506">şitleme ile kontrast iyileştirmesi<text:s text:c="2"/><text:line-break/></text:span><text:span text:style-name="T507">•</text:span><text:span text:style-name="T508"><text:s/>Gaussian blur ile gürültü azaltma ve kernel filtresiyle keskinle</text:span><text:span text:style-name="T509">ştirme<text:s text:c="2"/><text:line-break/></text:span><text:span text:style-name="T510">•</text:span><text:span text:style-name="T511"><text:s/>LAB renk uzay</text:span><text:span text:style-name="T512">ında kontrast d</text:span><text:span text:style-name="T513">üzeltmesi<text:s text:c="2"/><text:line-break/></text:span><text:span text:style-name="T514">•</text:span><text:span text:style-name="T515"><text:s/>TensorFlow ImageDataGenerator kullan</text:span><text:span text:style-name="T516">ılarak d</text:span><text:span text:style-name="T517">önü</text:span><text:span text:style-name="T518">ş, zoom, parlaklık, yatay/dikey<text:s/></text:span><text:span text:style-name="T519">çevirme gibi i</text:span><text:span text:style-name="T520">şlemler uygulanmıştır<text:s text:c="2"/><text:line-break/></text:span><text:span text:style-name="T521">•</text:span><text:span text:style-name="T522"><text:s/>MobileNet için özel olarak [-1, 1] aral</text:span><text:span text:style-name="T523">ığında normalizasyon yapılmıştır<text:s text:c="2"/><text:line-break/></text:span></text:p>
      <text:p text:style-name="P15"><text:span text:style-name="T524"><text:line-break/>Ayr</text:span><text:span text:style-name="T525">ıca sınıf dengesizliğini<text:s/></text:span><text:span text:style-name="T526">önlemek amac</text:span><text:span text:style-name="T527">ıyla, her sınıftaki g</text:span><text:span text:style-name="T528">örüntü say</text:span><text:span text:style-name="T529">ısı maksimum 5027 ile sınırlandırılmıştır. <text:line-break/>Fazla g</text:span><text:span text:style-name="T530">örüntüler rastgele seçilerek silinmi</text:span><text:span text:style-name="T531">ş ve b</text:span><text:span text:style-name="T532">öylece tüm s</text:span><text:span text:style-name="T533">ınıflar i</text:span><text:span text:style-name="T534">çin dengeli bir veri da</text:span><text:span text:style-name="T535">ğılımı sağlanmıştır.<text:line-break/></text:span><text:span text:style-name="T536"><text:s/>Kullan</text:span><text:span text:style-name="T537">ı</text:span><text:span text:style-name="T538">lan Modeller</text:span></text:p>
      <text:p text:style-name="P15"><text:span text:style-name="T539">Transfer ö</text:span><text:span text:style-name="T540">ğ</text:span><text:span text:style-name="T541">renmeye dayal</text:span><text:span text:style-name="T542">ı olarak 16 farklı CNN mimarisi, eğitilerek performansları karşılaştırılmıştır:</text:span></text:p>
      <text:list text:style-name="L16">
        <text:list-item>
          <text:p text:style-name="P16"><text:span text:style-name="T543">MobileNet, MobileNetV2, MobileNetV3Small, MobileNetV3Large</text:span></text:p>
        </text:list-item>
        <text:list-item>
          <text:p text:style-name="P16"><text:span text:style-name="T543">VGG16, VGG19</text:span></text:p>
        </text:list-item>
        <text:list-item>
          <text:p text:style-name="P16"><text:span text:style-name="T543">ResNet50, ResNet101, ResNet152</text:span></text:p>
        </text:list-item>
        <text:list-item>
          <text:p text:style-name="P16"><text:span text:style-name="T543">DenseNet121, DenseNet169, DenseNet201</text:span></text:p>
        </text:list-item>
        <text:list-item>
          <text:p text:style-name="P16"><text:span text:style-name="T543">InceptionV3, Inception ResNetV2</text:span></text:p>
        </text:list-item>
        <text:list-item>
          <text:p text:style-name="P16"><text:span text:style-name="T543">Xception, NASNetMobile</text:span></text:p>
        </text:list-item>
      </text:list>
      <text:p text:style-name="P17"><text:span text:style-name="T543">Bu modellerin her biri, ImageNet veri kümesi üzerinde önceden e</text:span><text:span text:style-name="T544">ğ</text:span><text:span text:style-name="T545">itilmi</text:span><text:span text:style-name="T546">ş ağırlıklarla başlatılmış ve yalnızca son katmanları veri setimize<text:s/></text:span><text:span text:style-name="T547">özel olarak yeniden e</text:span><text:span text:style-name="T548">ğ</text:span><text:span text:style-name="T549">itilmi</text:span><text:span text:style-name="T550">ştir (fine-tuning). Eğitim, Google Colab ortamında NVIDIA Tesla T4 GPU ile ger</text:span><text:span text:style-name="T551">çekle</text:span><text:span text:style-name="T552">ş</text:span><text:span text:style-name="T553">tirilmi</text:span><text:span text:style-name="T554">ştir.</text:span></text:p>
      <text:p text:style-name="P18"><text:span text:style-name="T555">Model E</text:span><text:span text:style-name="T556">ğitimi ve Başarım</text:span><text:span text:style-name="T557"/></text:p>
      <text:p text:style-name="P19"><text:span text:style-name="T558"><text:line-break/>MobileNet mimarisi kullan</text:span><text:span text:style-name="T559">ılarak oluşturulan model, ImageNet ağırlıklarıyla başlatılmış ve t</text:span><text:span text:style-name="T560">üm katmanlar</text:span><text:span text:style-name="T561">ı yeniden eğitilebilir hale getirilmiştir. <text:line-break/>Modelin sonunda GlobalAveragePooling2D, Dropout ve Dense katmanları kullanılmış, softmax aktivasyonu ile 11 sınıflı<text:s/></text:span><text:span text:style-name="T562">ç</text:span><text:span text:style-name="T563">ıkış alınmıştır.<text:line-break/><text:line-break/>Eğitim parametreleri:<text:s text:c="2"/><text:line-break/></text:span><text:span text:style-name="T564">•</text:span><text:span text:style-name="T565"><text:s/>optimizer=Adam (lr=2e-5)<text:s text:c="2"/><text:line-break/></text:span><text:span text:style-name="T566">•</text:span><text:span text:style-name="T567"><text:s/>loss=categorical_crossentropy<text:s text:c="2"/><text:line-break/></text:span><text:span text:style-name="T568">•</text:span><text:span text:style-name="T569"><text:s/>epochs=40, batch_size=32<text:s text:c="2"/><text:line-break/></text:span><text:span text:style-name="T570">•</text:span><text:span text:style-name="T571"><text:s/>callbacks: EarlyStopping (patience=5), ModelCheckpoint<text:s text:c="2"/><text:line-break/>Model, test setinde %86.48 do</text:span><text:span text:style-name="T572">ğruluk ile en y</text:span><text:span text:style-name="T573">üksek performans</text:span><text:span text:style-name="T574">ı g</text:span><text:span text:style-name="T575">östermi</text:span><text:span text:style-name="T576">ştir ve `trained_model.keras` dosyasına kaydedilmiştir.<text:line-break/></text:span><text:span text:style-name="T577"/></text:p>
      <text:p text:style-name="P19"><text:span text:style-name="T578"><text:s/>De</text:span><text:span text:style-name="T579">ğ</text:span><text:span text:style-name="T580">erlendirme Metrikleri</text:span><text:span text:style-name="T581"/></text:p>
      <text:p text:style-name="P19"><text:span text:style-name="T582">Model performanslar</text:span><text:span text:style-name="T583">ı</text:span><text:span text:style-name="T584"><text:s/>a</text:span><text:span text:style-name="T585">şağıdaki metrikler ile<text:s/></text:span><text:span text:style-name="T586">ölçülmü</text:span><text:span text:style-name="T587">ş</text:span><text:span text:style-name="T588">tür:</text:span></text:p>
      <text:list text:style-name="L20">
        <text:list-item>
          <text:p text:style-name="P20"><text:span text:style-name="T589">Do</text:span><text:span text:style-name="T590">ğ</text:span><text:span text:style-name="T591">ruluk (Accuracy): Do</text:span><text:span text:style-name="T592">ğru tahmin edilen<text:s/></text:span><text:span text:style-name="T593">örneklerin toplam örne</text:span><text:span text:style-name="T594">ğ</text:span><text:span text:style-name="T595">e oran</text:span><text:span text:style-name="T596">ı</text:span></text:p>
        </text:list-item>
        <text:list-item>
          <text:p text:style-name="P20"><text:span text:style-name="T597">Hassasiyet (Precision): Gerçek pozitiflerin tahmin edilen pozitiflere oran</text:span><text:span text:style-name="T598">ı</text:span></text:p>
        </text:list-item>
        <text:list-item>
          <text:p text:style-name="P20"><text:span text:style-name="T599">Geri ça</text:span><text:span text:style-name="T600">ğı</text:span><text:span text:style-name="T601">rma (Recall): Gerçek pozitiflerin toplam gerçek pozitiflere oran</text:span><text:span text:style-name="T602">ı</text:span></text:p>
        </text:list-item>
        <text:list-item>
          <text:p text:style-name="P20"><text:span text:style-name="T603">F1-Skor: Precision ve Recall'un harmonik ortalamas</text:span><text:span text:style-name="T604">ı</text:span></text:p>
        </text:list-item>
        <text:list-item>
          <text:p text:style-name="P20"><text:span text:style-name="T605">E</text:span><text:span text:style-name="T606">ğ</text:span><text:span text:style-name="T607">itim/Kay</text:span><text:span text:style-name="T608">ıp grafiklerinin analizi: Modelin<text:s/></text:span><text:span text:style-name="T609">ö</text:span><text:span text:style-name="T610">ğ</text:span><text:span text:style-name="T611">renme e</text:span><text:span text:style-name="T612">ğrisinin dengeli ve istikrarlı olup olmadığı incelenmiştir</text:span></text:p>
        </text:list-item>
        <text:list-item>
          <text:p text:style-name="P20"><text:span text:style-name="T613">Confusion Matrix: Her s</text:span><text:span text:style-name="T614">ınıf i</text:span><text:span text:style-name="T615">çin s</text:span><text:span text:style-name="T616">ı</text:span><text:span text:style-name="T617">n</text:span><text:span text:style-name="T618">ıflandırma başarısı detaylı olarak analiz edilmiştir</text:span></text:p>
        </text:list-item>
      </text:list>
      <text:p text:style-name="P21"><text:span text:style-name="T619"><text:s/></text:span><text:span text:style-name="T620">En<text:s/></text:span><text:span text:style-name="T621">İ</text:span><text:span text:style-name="T622">yi Modelin Seçimi ve Web Uygulamas</text:span><text:span text:style-name="T623">ı</text:span><text:span text:style-name="T624"/></text:p>
      <text:p text:style-name="P21"><text:span text:style-name="T625">Yap</text:span><text:span text:style-name="T626">ı</text:span><text:span text:style-name="T627">lan kar</text:span><text:span text:style-name="T628">şılaştırmalar sonucunda, MobileNet modeli, %86 doğruluk oranıyla en başarılı sonu</text:span><text:span text:style-name="T629">çlar</text:span><text:span text:style-name="T630">ı</text:span><text:span text:style-name="T631"><text:s/>vermi</text:span><text:span text:style-name="T632">ştir. Modelin d</text:span><text:span text:style-name="T633">ü</text:span><text:span text:style-name="T634">ş</text:span><text:span text:style-name="T635">ük boyutu, h</text:span><text:span text:style-name="T636">ı</text:span><text:span text:style-name="T637">zl</text:span><text:span text:style-name="T638">ı tahmin s</text:span><text:span text:style-name="T639">üresi ve yüksek do</text:span><text:span text:style-name="T640">ğ</text:span><text:span text:style-name="T641">rulu</text:span><text:span text:style-name="T642">ğu, ger</text:span><text:span text:style-name="T643">çek zamanl</text:span><text:span text:style-name="T644">ı</text:span><text:span text:style-name="T645"><text:s/>kullan</text:span><text:span text:style-name="T646">ım i</text:span><text:span text:style-name="T647">çin avantaj sa</text:span><text:span text:style-name="T648">ğ</text:span><text:span text:style-name="T649">lam</text:span><text:span text:style-name="T650">ıştır. Bu model, Python tabanlı Flask framework'</text:span><text:span text:style-name="T651">ü kullan</text:span><text:span text:style-name="T652">ı</text:span><text:span text:style-name="T653">larak geli</text:span><text:span text:style-name="T654">ştirilen bir web uygulamasına entegre edilmiştir. Kullanıcılar, uygulama aray</text:span><text:span text:style-name="T655">üzü üzerinden kendi cilt görüntülerini yükleyerek, görüntünün hangi cilt hastal</text:span><text:span text:style-name="T656">ığı</text:span><text:span text:style-name="T657">na ait oldu</text:span><text:span text:style-name="T658">ğunu sistemden<text:s/></text:span><text:span text:style-name="T659">ö</text:span><text:span text:style-name="T660">ğ</text:span><text:span text:style-name="T661">renebilmektedir. Böylece proje, yaln</text:span><text:span text:style-name="T662">ı</text:span><text:span text:style-name="T663">zca akademik bir model geli</text:span><text:span text:style-name="T664">ştirme<text:s/></text:span><text:span text:style-name="T665">çal</text:span><text:span text:style-name="T666">ış</text:span><text:span text:style-name="T667">mas</text:span><text:span text:style-name="T668">ı olmaktan<text:s/></text:span><text:span text:style-name="T669">öte, gerçek dünya senaryolar</text:span><text:span text:style-name="T670">ı</text:span><text:span text:style-name="T671">na uygulanabilir bir prototip haline gelmi</text:span><text:span text:style-name="T672">ştir.</text:span></text:p>
      <text:p text:style-name="P22"><text:span text:style-name="T673"><text:s/>Web Uygulama Mimarisi ve Teknik Altyap</text:span><text:span text:style-name="T674">ı</text:span><text:span text:style-name="T675"/></text:p>
      <text:p text:style-name="P23"><text:span text:style-name="T676"><text:line-break/>Bu çal</text:span><text:span text:style-name="T677">ışmada geliştirilen derin<text:s/></text:span><text:span text:style-name="T678">ö</text:span><text:span text:style-name="T679">ğrenme modelinin ger</text:span><text:span text:style-name="T680">çek dünyada kullan</text:span><text:span text:style-name="T681">ılabilirliğini g</text:span><text:span text:style-name="T682">östermek amac</text:span><text:span text:style-name="T683">ıyla, Flask framework’</text:span><text:span text:style-name="T684">ü kullan</text:span><text:span text:style-name="T685">ılarak kullanıcı dostu bir web aray</text:span><text:span text:style-name="T686">üzü tasarlanm</text:span><text:span text:style-name="T687">ıştır. Uygulama aşağıdaki bileşenlerden oluşmaktadır:<text:line-break/><text:line-break/></text:span><text:span text:style-name="T688">•</text:span><text:span text:style-name="T689"><text:s/>Flask: Web sunucusu görevini görerek kullan</text:span><text:span text:style-name="T690">ıcıdan gelen g</text:span><text:span text:style-name="T691">örüntüleri al</text:span><text:span text:style-name="T692">ır ve modeli<text:s/></text:span><text:span text:style-name="T693">çal</text:span><text:span text:style-name="T694">ıştırır.<text:line-break/></text:span><text:span text:style-name="T695">•</text:span><text:span text:style-name="T696"><text:s/>TensorFlow/Keras: E</text:span><text:span text:style-name="T697">ğitilmiş MobileNet modelini y</text:span><text:span text:style-name="T698">ükleyerek tahmin i</text:span><text:span text:style-name="T699">şlemini ger</text:span><text:span text:style-name="T700">çekle</text:span><text:span text:style-name="T701">ştirir.<text:line-break/></text:span><text:span text:style-name="T702">•</text:span><text:span text:style-name="T703"><text:s/>PIL &amp; NumPy: Yüklenen görüntüyü yeniden boyutland</text:span><text:span text:style-name="T704">ırarak modele uygun hale getirir.<text:line-break/></text:span><text:span text:style-name="T705">•</text:span><text:span text:style-name="T706"><text:s/>Matplotlib: Modelin tüm s</text:span><text:span text:style-name="T707">ınıflar<text:s/></text:span><text:span text:style-name="T708">üzerindeki tahmin olas</text:span><text:span text:style-name="T709">ılıklarını g</text:span><text:span text:style-name="T710">örselle</text:span><text:span text:style-name="T711">ştiren<text:s/></text:span><text:span text:style-name="T712">çubuk grafik olu</text:span><text:span text:style-name="T713">şturur.<text:line-break/></text:span><text:span text:style-name="T714">•</text:span><text:span text:style-name="T715"><text:s/>SQLite: Yap</text:span><text:span text:style-name="T716">ılan tahminlerin ge</text:span><text:span text:style-name="T717">çmi</text:span><text:span text:style-name="T718">şini saklamak i</text:span><text:span text:style-name="T719">çin kullan</text:span><text:span text:style-name="T720">ılır. Kullanıcı aray</text:span><text:span text:style-name="T721">üzünden bu geçmi</text:span><text:span text:style-name="T722">şe erişilebilir.<text:line-break/><text:line-break/>Web uygulaması sayesinde kullanıcı, bir cilt lezyonu g</text:span><text:span text:style-name="T723">örselini yükleyip h</text:span><text:span text:style-name="T724">ızlı ve a</text:span><text:span text:style-name="T725">ç</text:span><text:span text:style-name="T726">ıklamalı bir tahmin alabilmektedir. Ayrıca sistem; tahminin g</text:span><text:span text:style-name="T727">üven oran</text:span><text:span text:style-name="T728">ını, hastalık a</text:span><text:span text:style-name="T729">ç</text:span><text:span text:style-name="T730">ıklamasını ve sınıf olasılıklarını i</text:span><text:span text:style-name="T731">çeren çubuk grafik ç</text:span><text:span text:style-name="T732">ıktısı sunmaktadır.<text:line-break/></text:span></text:p>
      <text:p text:style-name="P24"><text:span text:style-name="T733">Web Arayüzü Ç</text:span><text:span text:style-name="T734">ıktıları</text:span><text:span text:style-name="T735"/></text:p>
      <text:p text:style-name="P25"><text:span text:style-name="T736"><text:line-break/>A</text:span><text:span text:style-name="T737">şağıdaki g</text:span><text:span text:style-name="T738">örseller, geli</text:span><text:span text:style-name="T739">ştirilen Flask tabanlı web aray</text:span><text:span text:style-name="T740">üzünden al</text:span><text:span text:style-name="T741">ınan iki<text:s/></text:span><text:span text:style-name="T742">örnek tahmin ç</text:span><text:span text:style-name="T743">ıktısını g</text:span><text:span text:style-name="T744">östermektedir. Kullan</text:span><text:span text:style-name="T745">ıcı, cilt g</text:span><text:span text:style-name="T746">örselini sisteme yükledi</text:span><text:span text:style-name="T747">ğinde hangi hastalık olduğu tahmin edilmekte ve olasılık y</text:span><text:span text:style-name="T748">üzdesi ile birlikte aç</text:span><text:span text:style-name="T749">ıklama sunulmaktadır.</text:span></text:p>
      <text:p text:style-name="P26"><draw:frame text:anchor-type="as-char" svg:width="152.40mm" svg:height="70.06mm" style:rel-width="scale" style:rel-height="scale"><draw:object-ole xlink:href="OleObj1"/><draw:image xlink:href="ObjectReplacements/OleObj1"/></draw:frame><text:span text:style-name="T751"><text:line-break/></text:span><text:span text:style-name="T752">Şekil 1. Web aray</text:span><text:span text:style-name="T753">üzü<text:s/></text:span><text:span text:style-name="T754">–</text:span><text:span text:style-name="T755"><text:s/>%100 do</text:span><text:span text:style-name="T756">ğruluklu tahmin (Atopic Dermatitis)</text:span></text:p>
      <text:p text:style-name="P26"><draw:frame text:anchor-type="as-char" svg:width="152.40mm" svg:height="78.74mm" style:rel-width="scale" style:rel-height="scale"><draw:object-ole xlink:href="OleObj2"/><draw:image xlink:href="ObjectReplacements/OleObj2"/></draw:frame><text:span text:style-name="T758"><text:line-break/></text:span><text:span text:style-name="T759">Şekil 2. Web aray</text:span><text:span text:style-name="T760">üzü<text:s/></text:span><text:span text:style-name="T761">–</text:span><text:span text:style-name="T762"><text:s/>%73.69 do</text:span><text:span text:style-name="T763">ğruluklu tahmin<text:s/></text:span><text:span text:style-name="T764">örne</text:span><text:span text:style-name="T765">ği</text:span></text:p>
      <text:p text:style-name="P27"><text:span text:style-name="T766">Sonuçlara Ek</text:span><text:span text:style-name="T767"/></text:p>
      <text:p text:style-name="P28"><text:span text:style-name="T768"><text:line-break/>Bu çal</text:span><text:span text:style-name="T769">ışmanın yalnızca teorik bir modelleme sunmakla kalmayıp, Flask ile geliştirilen etkileşimli bir web uygulamasına entegre edilmesi, sistemin pratik ve kullanıcı dostu hale getirildiğini g</text:span><text:span text:style-name="T770">östermektedir. Böylece geli</text:span><text:span text:style-name="T771">ştirilen sistem, hem araştırma hem de uzaktan sağlık hizmetleri a</text:span><text:span text:style-name="T772">ç</text:span><text:span text:style-name="T773">ısından<text:s/></text:span><text:span text:style-name="T774">önemli bir potansiyel ta</text:span><text:span text:style-name="T775">şımaktadır.<text:line-break/><text:line-break/></text:span></text:p>
      <text:p text:style-name="P28"><text:span text:style-name="T776">Deneyler ve Sonuçlar (Experiments and Results)</text:span><text:span text:style-name="T777"/></text:p>
      <text:p text:style-name="P28"><text:span text:style-name="T777">Bu bölümde, cilt hastal</text:span><text:span text:style-name="T778">ığı</text:span><text:span text:style-name="T779"><text:s/>s</text:span><text:span text:style-name="T780">ınıflandırma projesi kapsamında uygulanan derin<text:s/></text:span><text:span text:style-name="T781">ö</text:span><text:span text:style-name="T782">ğ</text:span><text:span text:style-name="T783">renme modellerinin performanslar</text:span><text:span text:style-name="T784">ı detaylı bi</text:span><text:span text:style-name="T785">çimde sunulmaktad</text:span><text:span text:style-name="T786">ı</text:span><text:span text:style-name="T787">r. E</text:span><text:span text:style-name="T788">ğitim-test ayrımı, eğitim s</text:span><text:span text:style-name="T789">üreci, model kar</text:span><text:span text:style-name="T790">şı</text:span><text:span text:style-name="T791">la</text:span><text:span text:style-name="T792">ştırmaları ve karışıklık matrisi analizleri değerlendirilmiştir.</text:span></text:p>
      <text:p text:style-name="P28"><text:span text:style-name="T793">E</text:span><text:span text:style-name="T794">ğ</text:span><text:span text:style-name="T795">itim ve Test Süreci</text:span><text:span text:style-name="T796"/></text:p>
      <text:p text:style-name="P28"><text:span text:style-name="T797">Tüm modeller, ayn</text:span><text:span text:style-name="T798">ı</text:span><text:span text:style-name="T799"><text:s/>e</text:span><text:span text:style-name="T800">ğitim, doğrulama ve test veri oranları kullanılarak adil bir şekilde eğitilmiştir. Veri k</text:span><text:span text:style-name="T801">ümesi, etiketlenmi</text:span><text:span text:style-name="T802">ş</text:span><text:span text:style-name="T803"><text:s/>toplam yakla</text:span><text:span text:style-name="T804">şık 13.000 JPG formatında g</text:span><text:span text:style-name="T805">örüntü içermekte olup, 11 farkl</text:span><text:span text:style-name="T806">ı</text:span><text:span text:style-name="T807"><text:s/>cilt hastal</text:span><text:span text:style-name="T808">ığı sınıfını kapsamaktadır:</text:span></text:p>
      <text:list text:style-name="L29">
        <text:list-item>
          <text:p text:style-name="P29"><text:span text:style-name="T809">Atopic Dermatitis</text:span></text:p>
        </text:list-item>
        <text:list-item>
          <text:p text:style-name="P29"><text:span text:style-name="T809">Basal Cell Carcinoma</text:span></text:p>
        </text:list-item>
        <text:list-item>
          <text:p text:style-name="P29"><text:span text:style-name="T809">Benign Keratosis</text:span></text:p>
        </text:list-item>
        <text:list-item>
          <text:p text:style-name="P29"><text:span text:style-name="T809">Eczema</text:span></text:p>
        </text:list-item>
        <text:list-item>
          <text:p text:style-name="P29"><text:span text:style-name="T809">Melanocytic Nevi</text:span></text:p>
        </text:list-item>
        <text:list-item>
          <text:p text:style-name="P29"><text:span text:style-name="T809">Melanoma</text:span></text:p>
        </text:list-item>
        <text:list-item>
          <text:p text:style-name="P29"><text:span text:style-name="T809">Pigmented Benign Keratosis</text:span></text:p>
        </text:list-item>
        <text:list-item>
          <text:p text:style-name="P29"><text:span text:style-name="T809">Psoriasis/Lichen Planus</text:span></text:p>
        </text:list-item>
        <text:list-item>
          <text:p text:style-name="P29"><text:span text:style-name="T809">Seboreic Keratosis</text:span></text:p>
        </text:list-item>
        <text:list-item>
          <text:p text:style-name="P29"><text:span text:style-name="T809">Tinea/Ringworm/Candidiasis</text:span></text:p>
        </text:list-item>
        <text:list-item>
          <text:p text:style-name="P29"><text:span text:style-name="T809">Warts/Molluscum</text:span></text:p>
        </text:list-item>
      </text:list>
      <text:p text:style-name="P30"><text:span text:style-name="T809">Veri seti<text:s/></text:span><text:span text:style-name="T810">ş</text:span><text:span text:style-name="T811">u oranlarla ayr</text:span><text:span text:style-name="T812">ılmıştır:</text:span></text:p>
      <text:list text:style-name="L31">
        <text:list-item>
          <text:p text:style-name="P31"><text:span text:style-name="T813">E</text:span><text:span text:style-name="T814">ğ</text:span><text:span text:style-name="T815">itim Verisi: %70</text:span></text:p>
        </text:list-item>
        <text:list-item>
          <text:p text:style-name="P31"><text:span text:style-name="T816">Do</text:span><text:span text:style-name="T817">ğ</text:span><text:span text:style-name="T818">rulama Verisi: %15</text:span></text:p>
        </text:list-item>
        <text:list-item>
          <text:p text:style-name="P31"><text:span text:style-name="T819">Test Verisi: %15</text:span></text:p>
        </text:list-item>
      </text:list>
      <text:p text:style-name="P32"><text:span text:style-name="T819">Görüntüler, modele uygun<text:s/></text:span><text:span text:style-name="T820">ş</text:span><text:span text:style-name="T821">ekilde yeniden boyutland</text:span><text:span text:style-name="T822">ırılarak normalize edilmiştir (</text:span><text:span text:style-name="T823">örne</text:span><text:span text:style-name="T824">ğ</text:span><text:span text:style-name="T825">in 224x224 px). ImageDataGenerator kullan</text:span><text:span text:style-name="T826">ılarak veri artırımı (data augmentation) uygulanmış, d</text:span><text:span text:style-name="T827">önü</text:span><text:span text:style-name="T828">ş</text:span><text:span text:style-name="T829">, yak</text:span><text:span text:style-name="T830">ınlaştırma, parlaklık ve yatay<text:s/></text:span><text:span text:style-name="T831">çevirme gibi i</text:span><text:span text:style-name="T832">ş</text:span><text:span text:style-name="T833">lemlerle modelin genelleme kabiliyeti art</text:span><text:span text:style-name="T834">ırılmıştır.</text:span></text:p>
      <text:p text:style-name="P32"><text:span text:style-name="T835"><text:s/>Model Kar</text:span><text:span text:style-name="T836">şı</text:span><text:span text:style-name="T837">la</text:span><text:span text:style-name="T838">ştırmaları</text:span><text:span text:style-name="T839"/></text:p>
      <text:p text:style-name="P32"><text:span text:style-name="T840">Deneysel süreçte 15 farkl</text:span><text:span text:style-name="T841">ı</text:span><text:span text:style-name="T842"><text:s/>transfer ö</text:span><text:span text:style-name="T843">ğ</text:span><text:span text:style-name="T844">renme modeli test edilmi</text:span><text:span text:style-name="T845">ştir. Eğitim sırasında Adam optimizasyon algoritması ve categorical_crossentropy kaybı kullanılmıştır. EarlyStopping ve ReduceLROnPlateau geri<text:s/></text:span><text:span text:style-name="T846">ça</text:span><text:span text:style-name="T847">ğı</text:span><text:span text:style-name="T848">rmalar</text:span><text:span text:style-name="T849">ı uygulanarak aşırı<text:s/></text:span><text:span text:style-name="T850">ö</text:span><text:span text:style-name="T851">ğ</text:span><text:span text:style-name="T852">renme (overfitting) önlenmeye çal</text:span><text:span text:style-name="T853">ışı</text:span><text:span text:style-name="T854">lm</text:span><text:span text:style-name="T855">ıştır.</text:span></text:p>
      <text:p text:style-name="P32"><text:span text:style-name="T856">A</text:span><text:span text:style-name="T857">ş</text:span><text:span text:style-name="T858">a</text:span><text:span text:style-name="T859">ğıdaki tablo, her model i</text:span><text:span text:style-name="T860">çin test do</text:span><text:span text:style-name="T861">ğ</text:span><text:span text:style-name="T862">rulu</text:span><text:span text:style-name="T863">ğu, test kaybı, en iyi doğrulama doğruluğu, en d</text:span><text:span text:style-name="T864">ü</text:span><text:span text:style-name="T865">ş</text:span><text:span text:style-name="T866">ük do</text:span><text:span text:style-name="T867">ğ</text:span><text:span text:style-name="T868">rulama kayb</text:span><text:span text:style-name="T869">ı ve toplam eğitim s</text:span><text:span text:style-name="T870">üresini özetlemektedir:</text:span></text:p>
      <text:p text:style-name="P33"><text:span text:style-name="T871"/></text:p>
      <text:p text:style-name="P34"><text:span text:style-name="T872">Tablo 1. Derin Ö</text:span><text:span text:style-name="T873">ğ</text:span><text:span text:style-name="T874">renme Modellerinin Kar</text:span><text:span text:style-name="T875">şılaştırmalı Performans Sonu</text:span><text:span text:style-name="T876">çlar</text:span><text:span text:style-name="T877">ı</text:span></text:p>
      <text:p text:style-name="P35"><text:span text:style-name="T878"/></text:p>
      <text:p text:style-name="P35"><text:span text:style-name="T878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37"><text:span text:style-name="T879">Model</text:span><text:span text:style-name="T880"/></text:p>
          </table:table-cell>
          <table:table-cell table:style-name="TableCell010001">
            <text:p text:style-name="P37"><text:span text:style-name="T881">Test Do</text:span><text:span text:style-name="T882">ğ</text:span><text:span text:style-name="T883">rulu</text:span><text:span text:style-name="T884">ğu</text:span><text:span text:style-name="T885"/></text:p>
          </table:table-cell>
          <table:table-cell table:style-name="TableCell010002">
            <text:p text:style-name="P37"><text:span text:style-name="T886">Test Kayb</text:span><text:span text:style-name="T887">ı</text:span><text:span text:style-name="T888"/></text:p>
          </table:table-cell>
          <table:table-cell table:style-name="TableCell010003">
            <text:p text:style-name="P37"><text:span text:style-name="T889">En<text:s/></text:span><text:span text:style-name="T890">İ</text:span><text:span text:style-name="T891">yi Val. Do</text:span><text:span text:style-name="T892">ğr.</text:span><text:span text:style-name="T893"/></text:p>
          </table:table-cell>
          <table:table-cell table:style-name="TableCell010004">
            <text:p text:style-name="P37"><text:span text:style-name="T894">En Dü</text:span><text:span text:style-name="T895">ş</text:span><text:span text:style-name="T896">ük Val. Kayb</text:span><text:span text:style-name="T897">ı</text:span><text:span text:style-name="T898"/></text:p>
          </table:table-cell>
          <table:table-cell table:style-name="TableCell010005">
            <text:p text:style-name="P37"><text:span text:style-name="T899">E</text:span><text:span text:style-name="T900">ğ</text:span><text:span text:style-name="T901">itim Süresi (s)</text:span><text:span text:style-name="T902"/></text:p>
          </table:table-cell>
        </table:table-row>
        <table:table-row table:style-name="TableRow0101">
          <table:table-cell table:style-name="TableCell010100">
            <text:p text:style-name="P40"><text:span text:style-name="T903">MobileNetV1</text:span><text:span text:style-name="T904"/></text:p>
          </table:table-cell>
          <table:table-cell table:style-name="TableCell010101">
            <text:p text:style-name="P40"><text:span text:style-name="T905">0.8648</text:span><text:span text:style-name="T906"/></text:p>
          </table:table-cell>
          <table:table-cell table:style-name="TableCell010102">
            <text:p text:style-name="P40"><text:span text:style-name="T907">0.8100</text:span><text:span text:style-name="T908"/></text:p>
          </table:table-cell>
          <table:table-cell table:style-name="TableCell010103">
            <text:p text:style-name="P40"><text:span text:style-name="T909">0.8650</text:span><text:span text:style-name="T910"/></text:p>
          </table:table-cell>
          <table:table-cell table:style-name="TableCell010104">
            <text:p text:style-name="P40"><text:span text:style-name="T911">0.8200</text:span><text:span text:style-name="T912"/></text:p>
          </table:table-cell>
          <table:table-cell table:style-name="TableCell010105">
            <text:p text:style-name="P40"><text:span text:style-name="T913">2232.75</text:span><text:span text:style-name="T914"/></text:p>
          </table:table-cell>
        </table:table-row>
        <table:table-row table:style-name="TableRow0102">
          <table:table-cell table:style-name="TableCell010200">
            <text:p text:style-name="P42"><text:span text:style-name="T915">VGG16</text:span><text:span text:style-name="T916"/></text:p>
          </table:table-cell>
          <table:table-cell table:style-name="TableCell010201">
            <text:p text:style-name="P42"><text:span text:style-name="T917">0.8369</text:span><text:span text:style-name="T918"/></text:p>
          </table:table-cell>
          <table:table-cell table:style-name="TableCell010202">
            <text:p text:style-name="P42"><text:span text:style-name="T919">0.8129</text:span><text:span text:style-name="T920"/></text:p>
          </table:table-cell>
          <table:table-cell table:style-name="TableCell010203">
            <text:p text:style-name="P42"><text:span text:style-name="T921">0.8308</text:span><text:span text:style-name="T922"/></text:p>
          </table:table-cell>
          <table:table-cell table:style-name="TableCell010204">
            <text:p text:style-name="P42"><text:span text:style-name="T923">0.8201</text:span><text:span text:style-name="T924"/></text:p>
          </table:table-cell>
          <table:table-cell table:style-name="TableCell010205">
            <text:p text:style-name="P42"><text:span text:style-name="T925">3007.99</text:span><text:span text:style-name="T926"/></text:p>
          </table:table-cell>
        </table:table-row>
        <table:table-row table:style-name="TableRow0103">
          <table:table-cell table:style-name="TableCell010300">
            <text:p text:style-name="P44"><text:span text:style-name="T927">DenseNet201</text:span><text:span text:style-name="T928"/></text:p>
          </table:table-cell>
          <table:table-cell table:style-name="TableCell010301">
            <text:p text:style-name="P44"><text:span text:style-name="T929">0.8331</text:span><text:span text:style-name="T930"/></text:p>
          </table:table-cell>
          <table:table-cell table:style-name="TableCell010302">
            <text:p text:style-name="P44"><text:span text:style-name="T931">0.8076</text:span><text:span text:style-name="T932"/></text:p>
          </table:table-cell>
          <table:table-cell table:style-name="TableCell010303">
            <text:p text:style-name="P44"><text:span text:style-name="T933">0.8342</text:span><text:span text:style-name="T934"/></text:p>
          </table:table-cell>
          <table:table-cell table:style-name="TableCell010304">
            <text:p text:style-name="P44"><text:span text:style-name="T935">0.8129</text:span><text:span text:style-name="T936"/></text:p>
          </table:table-cell>
          <table:table-cell table:style-name="TableCell010305">
            <text:p text:style-name="P44"><text:span text:style-name="T937">2428.02</text:span><text:span text:style-name="T938"/></text:p>
          </table:table-cell>
        </table:table-row>
        <table:table-row table:style-name="TableRow0104">
          <table:table-cell table:style-name="TableCell010400">
            <text:p text:style-name="P46"><text:span text:style-name="T939">ResNet152</text:span><text:span text:style-name="T940"/></text:p>
          </table:table-cell>
          <table:table-cell table:style-name="TableCell010401">
            <text:p text:style-name="P46"><text:span text:style-name="T941">0.8246</text:span><text:span text:style-name="T942"/></text:p>
          </table:table-cell>
          <table:table-cell table:style-name="TableCell010402">
            <text:p text:style-name="P46"><text:span text:style-name="T943">0.8948</text:span><text:span text:style-name="T944"/></text:p>
          </table:table-cell>
          <table:table-cell table:style-name="TableCell010403">
            <text:p text:style-name="P46"><text:span text:style-name="T945">0.8272</text:span><text:span text:style-name="T946"/></text:p>
          </table:table-cell>
          <table:table-cell table:style-name="TableCell010404">
            <text:p text:style-name="P46"><text:span text:style-name="T947">0.8965</text:span><text:span text:style-name="T948"/></text:p>
          </table:table-cell>
          <table:table-cell table:style-name="TableCell010405">
            <text:p text:style-name="P46"><text:span text:style-name="T949">4698.46</text:span><text:span text:style-name="T950"/></text:p>
          </table:table-cell>
        </table:table-row>
        <table:table-row table:style-name="TableRow0105">
          <table:table-cell table:style-name="TableCell010500">
            <text:p text:style-name="P48"><text:span text:style-name="T951">DenseNet169</text:span><text:span text:style-name="T952"/></text:p>
          </table:table-cell>
          <table:table-cell table:style-name="TableCell010501">
            <text:p text:style-name="P48"><text:span text:style-name="T953">0.8163</text:span><text:span text:style-name="T954"/></text:p>
          </table:table-cell>
          <table:table-cell table:style-name="TableCell010502">
            <text:p text:style-name="P48"><text:span text:style-name="T955">0.8624</text:span><text:span text:style-name="T956"/></text:p>
          </table:table-cell>
          <table:table-cell table:style-name="TableCell010503">
            <text:p text:style-name="P48"><text:span text:style-name="T957">0.8221</text:span><text:span text:style-name="T958"/></text:p>
          </table:table-cell>
          <table:table-cell table:style-name="TableCell010504">
            <text:p text:style-name="P48"><text:span text:style-name="T959">0.8696</text:span><text:span text:style-name="T960"/></text:p>
          </table:table-cell>
          <table:table-cell table:style-name="TableCell010505">
            <text:p text:style-name="P48"><text:span text:style-name="T961">2289.86</text:span><text:span text:style-name="T962"/></text:p>
          </table:table-cell>
        </table:table-row>
        <table:table-row table:style-name="TableRow0106">
          <table:table-cell table:style-name="TableCell010600">
            <text:p text:style-name="P50"><text:span text:style-name="T963">ResNet101</text:span><text:span text:style-name="T964"/></text:p>
          </table:table-cell>
          <table:table-cell table:style-name="TableCell010601">
            <text:p text:style-name="P50"><text:span text:style-name="T965">0.8110</text:span><text:span text:style-name="T966"/></text:p>
          </table:table-cell>
          <table:table-cell table:style-name="TableCell010602">
            <text:p text:style-name="P50"><text:span text:style-name="T967">0.8676</text:span><text:span text:style-name="T968"/></text:p>
          </table:table-cell>
          <table:table-cell table:style-name="TableCell010603">
            <text:p text:style-name="P50"><text:span text:style-name="T969">0.8142</text:span><text:span text:style-name="T970"/></text:p>
          </table:table-cell>
          <table:table-cell table:style-name="TableCell010604">
            <text:p text:style-name="P50"><text:span text:style-name="T971">0.8720</text:span><text:span text:style-name="T972"/></text:p>
          </table:table-cell>
          <table:table-cell table:style-name="TableCell010605">
            <text:p text:style-name="P50"><text:span text:style-name="T973">2560.33</text:span><text:span text:style-name="T974"/></text:p>
          </table:table-cell>
        </table:table-row>
        <table:table-row table:style-name="TableRow0107">
          <table:table-cell table:style-name="TableCell010700">
            <text:p text:style-name="P52"><text:span text:style-name="T975">InceptionResNetV2</text:span><text:span text:style-name="T976"/></text:p>
          </table:table-cell>
          <table:table-cell table:style-name="TableCell010701">
            <text:p text:style-name="P52"><text:span text:style-name="T977">0.7966</text:span><text:span text:style-name="T978"/></text:p>
          </table:table-cell>
          <table:table-cell table:style-name="TableCell010702">
            <text:p text:style-name="P52"><text:span text:style-name="T979">0.9253</text:span><text:span text:style-name="T980"/></text:p>
          </table:table-cell>
          <table:table-cell table:style-name="TableCell010703">
            <text:p text:style-name="P52"><text:span text:style-name="T981">0.7997</text:span><text:span text:style-name="T982"/></text:p>
          </table:table-cell>
          <table:table-cell table:style-name="TableCell010704">
            <text:p text:style-name="P52"><text:span text:style-name="T983">0.9217</text:span><text:span text:style-name="T984"/></text:p>
          </table:table-cell>
          <table:table-cell table:style-name="TableCell010705">
            <text:p text:style-name="P52"><text:span text:style-name="T985">2405.59</text:span><text:span text:style-name="T986"/></text:p>
          </table:table-cell>
        </table:table-row>
        <table:table-row table:style-name="TableRow0108">
          <table:table-cell table:style-name="TableCell010800">
            <text:p text:style-name="P54"><text:span text:style-name="T987">ResNet50</text:span><text:span text:style-name="T988"/></text:p>
          </table:table-cell>
          <table:table-cell table:style-name="TableCell010801">
            <text:p text:style-name="P54"><text:span text:style-name="T989">0.7981</text:span><text:span text:style-name="T990"/></text:p>
          </table:table-cell>
          <table:table-cell table:style-name="TableCell010802">
            <text:p text:style-name="P54"><text:span text:style-name="T991">0.8841</text:span><text:span text:style-name="T992"/></text:p>
          </table:table-cell>
          <table:table-cell table:style-name="TableCell010803">
            <text:p text:style-name="P54"><text:span text:style-name="T993">0.7997</text:span><text:span text:style-name="T994"/></text:p>
          </table:table-cell>
          <table:table-cell table:style-name="TableCell010804">
            <text:p text:style-name="P54"><text:span text:style-name="T995">0.8940</text:span><text:span text:style-name="T996"/></text:p>
          </table:table-cell>
          <table:table-cell table:style-name="TableCell010805">
            <text:p text:style-name="P54"><text:span text:style-name="T997">1833.18</text:span><text:span text:style-name="T998"/></text:p>
          </table:table-cell>
        </table:table-row>
        <table:table-row table:style-name="TableRow0109">
          <table:table-cell table:style-name="TableCell010900">
            <text:p text:style-name="P56"><text:span text:style-name="T999">MobileNetV3 Large</text:span><text:span text:style-name="T1000"/></text:p>
          </table:table-cell>
          <table:table-cell table:style-name="TableCell010901">
            <text:p text:style-name="P56"><text:span text:style-name="T1001">0.7908</text:span><text:span text:style-name="T1002"/></text:p>
          </table:table-cell>
          <table:table-cell table:style-name="TableCell010902">
            <text:p text:style-name="P56"><text:span text:style-name="T1003">0.9202</text:span><text:span text:style-name="T1004"/></text:p>
          </table:table-cell>
          <table:table-cell table:style-name="TableCell010903">
            <text:p text:style-name="P56"><text:span text:style-name="T1005">0.8096</text:span><text:span text:style-name="T1006"/></text:p>
          </table:table-cell>
          <table:table-cell table:style-name="TableCell010904">
            <text:p text:style-name="P56"><text:span text:style-name="T1007">0.9052</text:span><text:span text:style-name="T1008"/></text:p>
          </table:table-cell>
          <table:table-cell table:style-name="TableCell010905">
            <text:p text:style-name="P56"><text:span text:style-name="T1009">2393.18</text:span><text:span text:style-name="T1010"/></text:p>
          </table:table-cell>
        </table:table-row>
        <table:table-row table:style-name="TableRow0110">
          <table:table-cell table:style-name="TableCell011000">
            <text:p text:style-name="P58"><text:span text:style-name="T1011">DenseNet121</text:span><text:span text:style-name="T1012"/></text:p>
          </table:table-cell>
          <table:table-cell table:style-name="TableCell011001">
            <text:p text:style-name="P58"><text:span text:style-name="T1013">0.7847</text:span><text:span text:style-name="T1014"/></text:p>
          </table:table-cell>
          <table:table-cell table:style-name="TableCell011002">
            <text:p text:style-name="P58"><text:span text:style-name="T1015">0.9460</text:span><text:span text:style-name="T1016"/></text:p>
          </table:table-cell>
          <table:table-cell table:style-name="TableCell011003">
            <text:p text:style-name="P58"><text:span text:style-name="T1017">0.7814</text:span><text:span text:style-name="T1018"/></text:p>
          </table:table-cell>
          <table:table-cell table:style-name="TableCell011004">
            <text:p text:style-name="P58"><text:span text:style-name="T1019">0.9654</text:span><text:span text:style-name="T1020"/></text:p>
          </table:table-cell>
          <table:table-cell table:style-name="TableCell011005">
            <text:p text:style-name="P58"><text:span text:style-name="T1021">2202.84</text:span><text:span text:style-name="T1022"/></text:p>
          </table:table-cell>
        </table:table-row>
        <table:table-row table:style-name="TableRow0111">
          <table:table-cell table:style-name="TableCell011100">
            <text:p text:style-name="P60"><text:span text:style-name="T1023">InceptionV3</text:span><text:span text:style-name="T1024"/></text:p>
          </table:table-cell>
          <table:table-cell table:style-name="TableCell011101">
            <text:p text:style-name="P60"><text:span text:style-name="T1025">0.7536</text:span><text:span text:style-name="T1026"/></text:p>
          </table:table-cell>
          <table:table-cell table:style-name="TableCell011102">
            <text:p text:style-name="P60"><text:span text:style-name="T1027">0.9972</text:span><text:span text:style-name="T1028"/></text:p>
          </table:table-cell>
          <table:table-cell table:style-name="TableCell011103">
            <text:p text:style-name="P60"><text:span text:style-name="T1029">0.7564</text:span><text:span text:style-name="T1030"/></text:p>
          </table:table-cell>
          <table:table-cell table:style-name="TableCell011104">
            <text:p text:style-name="P60"><text:span text:style-name="T1031">1.0026</text:span><text:span text:style-name="T1032"/></text:p>
          </table:table-cell>
          <table:table-cell table:style-name="TableCell011105">
            <text:p text:style-name="P60"><text:span text:style-name="T1033">1611.67</text:span><text:span text:style-name="T1034"/></text:p>
          </table:table-cell>
        </table:table-row>
        <table:table-row table:style-name="TableRow0112">
          <table:table-cell table:style-name="TableCell011200">
            <text:p text:style-name="P62"><text:span text:style-name="T1035">MobileNetV2</text:span><text:span text:style-name="T1036"/></text:p>
          </table:table-cell>
          <table:table-cell table:style-name="TableCell011201">
            <text:p text:style-name="P62"><text:span text:style-name="T1037">0.7343</text:span><text:span text:style-name="T1038"/></text:p>
          </table:table-cell>
          <table:table-cell table:style-name="TableCell011202">
            <text:p text:style-name="P62"><text:span text:style-name="T1039">1.0510</text:span><text:span text:style-name="T1040"/></text:p>
          </table:table-cell>
          <table:table-cell table:style-name="TableCell011203">
            <text:p text:style-name="P62"><text:span text:style-name="T1041">0.7451</text:span><text:span text:style-name="T1042"/></text:p>
          </table:table-cell>
          <table:table-cell table:style-name="TableCell011204">
            <text:p text:style-name="P62"><text:span text:style-name="T1043">1.0466</text:span><text:span text:style-name="T1044"/></text:p>
          </table:table-cell>
          <table:table-cell table:style-name="TableCell011205">
            <text:p text:style-name="P62"><text:span text:style-name="T1045">2436.98</text:span><text:span text:style-name="T1046"/></text:p>
          </table:table-cell>
        </table:table-row>
        <table:table-row table:style-name="TableRow0113">
          <table:table-cell table:style-name="TableCell011300">
            <text:p text:style-name="P64"><text:span text:style-name="T1047">Xception</text:span><text:span text:style-name="T1048"/></text:p>
          </table:table-cell>
          <table:table-cell table:style-name="TableCell011301">
            <text:p text:style-name="P64"><text:span text:style-name="T1049">0.7401</text:span><text:span text:style-name="T1050"/></text:p>
          </table:table-cell>
          <table:table-cell table:style-name="TableCell011302">
            <text:p text:style-name="P64"><text:span text:style-name="T1051">1.0482</text:span><text:span text:style-name="T1052"/></text:p>
          </table:table-cell>
          <table:table-cell table:style-name="TableCell011303">
            <text:p text:style-name="P64"><text:span text:style-name="T1053">0.7423</text:span><text:span text:style-name="T1054"/></text:p>
          </table:table-cell>
          <table:table-cell table:style-name="TableCell011304">
            <text:p text:style-name="P64"><text:span text:style-name="T1055">1.0442</text:span><text:span text:style-name="T1056"/></text:p>
          </table:table-cell>
          <table:table-cell table:style-name="TableCell011305">
            <text:p text:style-name="P64"><text:span text:style-name="T1057">1436.37</text:span><text:span text:style-name="T1058"/></text:p>
          </table:table-cell>
        </table:table-row>
        <table:table-row table:style-name="TableRow0114">
          <table:table-cell table:style-name="TableCell011400">
            <text:p text:style-name="P66"><text:span text:style-name="T1059">MobileNetV3 Small</text:span><text:span text:style-name="T1060"/></text:p>
          </table:table-cell>
          <table:table-cell table:style-name="TableCell011401">
            <text:p text:style-name="P66"><text:span text:style-name="T1061">0.7278</text:span><text:span text:style-name="T1062"/></text:p>
          </table:table-cell>
          <table:table-cell table:style-name="TableCell011402">
            <text:p text:style-name="P66"><text:span text:style-name="T1063">1.0914</text:span><text:span text:style-name="T1064"/></text:p>
          </table:table-cell>
          <table:table-cell table:style-name="TableCell011403">
            <text:p text:style-name="P66"><text:span text:style-name="T1065">0.7269</text:span><text:span text:style-name="T1066"/></text:p>
          </table:table-cell>
          <table:table-cell table:style-name="TableCell011404">
            <text:p text:style-name="P66"><text:span text:style-name="T1067">1.0954</text:span><text:span text:style-name="T1068"/></text:p>
          </table:table-cell>
          <table:table-cell table:style-name="TableCell011405">
            <text:p text:style-name="P66"><text:span text:style-name="T1069">2498.45</text:span><text:span text:style-name="T1070"/></text:p>
          </table:table-cell>
        </table:table-row>
        <table:table-row table:style-name="TableRow0115">
          <table:table-cell table:style-name="TableCell011500">
            <text:p text:style-name="P68"><text:span text:style-name="T1071">NASNetMobile</text:span><text:span text:style-name="T1072"/></text:p>
          </table:table-cell>
          <table:table-cell table:style-name="TableCell011501">
            <text:p text:style-name="P68"><text:span text:style-name="T1073">0.4343</text:span><text:span text:style-name="T1074"/></text:p>
          </table:table-cell>
          <table:table-cell table:style-name="TableCell011502">
            <text:p text:style-name="P68"><text:span text:style-name="T1075">1.7093</text:span><text:span text:style-name="T1076"/></text:p>
          </table:table-cell>
          <table:table-cell table:style-name="TableCell011503">
            <text:p text:style-name="P68"><text:span text:style-name="T1077">0.4668</text:span><text:span text:style-name="T1078"/></text:p>
          </table:table-cell>
          <table:table-cell table:style-name="TableCell011504">
            <text:p text:style-name="P68"><text:span text:style-name="T1079">1.7205</text:span><text:span text:style-name="T1080"/></text:p>
          </table:table-cell>
          <table:table-cell table:style-name="TableCell011505">
            <text:p text:style-name="P68"><text:span text:style-name="T1081">1105.25</text:span><text:span text:style-name="T1082"/></text:p>
          </table:table-cell>
        </table:table-row>
        <table:table-row table:style-name="TableRow0116">
          <table:table-cell table:style-name="TableCell011600">
            <text:p text:style-name="P70"><text:span text:style-name="T1083">VGG19</text:span><text:span text:style-name="T1084"/></text:p>
          </table:table-cell>
          <table:table-cell table:style-name="TableCell011601">
            <text:p text:style-name="P70"><text:span text:style-name="T1085">0.0909</text:span><text:span text:style-name="T1086"/></text:p>
          </table:table-cell>
          <table:table-cell table:style-name="TableCell011602">
            <text:p text:style-name="P70"><text:span text:style-name="T1087">2.3979</text:span><text:span text:style-name="T1088"/></text:p>
          </table:table-cell>
          <table:table-cell table:style-name="TableCell011603">
            <text:p text:style-name="P70"><text:span text:style-name="T1089">0.0909</text:span><text:span text:style-name="T1090"/></text:p>
          </table:table-cell>
          <table:table-cell table:style-name="TableCell011604">
            <text:p text:style-name="P70"><text:span text:style-name="T1091">2.3979</text:span><text:span text:style-name="T1092"/></text:p>
          </table:table-cell>
          <table:table-cell table:style-name="TableCell011605">
            <text:p text:style-name="P70"><text:span text:style-name="T1093">1657.92</text:span><text:span text:style-name="T1094"/></text:p>
          </table:table-cell>
        </table:table-row>
      </table:table>
      <text:p text:style-name="P72"><text:span text:style-name="T1094"/></text:p>
      <text:p text:style-name="P72"><text:span text:style-name="T1095">Yukar</text:span><text:span text:style-name="T1096">ı</text:span><text:span text:style-name="T1097">daki sonuçlar<text:s/></text:span><text:span text:style-name="T1098">ışığı</text:span><text:span text:style-name="T1099">nda en ba</text:span><text:span text:style-name="T1100">şarılı modelin MobileNet (V1) olduğu belirlenmiştir. Diğer modellere kıyasla hem doğruluk oranı hem de d</text:span><text:span text:style-name="T1101">ü</text:span><text:span text:style-name="T1102">ş</text:span><text:span text:style-name="T1103">ük e</text:span><text:span text:style-name="T1104">ğ</text:span><text:span text:style-name="T1105">itim süresi ile dikkat çekmektedir. Ayr</text:span><text:span text:style-name="T1106">ı</text:span><text:span text:style-name="T1107">ca mobil ve gömülü sistemlerde çal</text:span><text:span text:style-name="T1108">ış</text:span><text:span text:style-name="T1109">t</text:span><text:span text:style-name="T1110">ırılabilirliği nedeniyle proje kapsamında web aray</text:span><text:span text:style-name="T1111">üzüne bu model entegre edilmi</text:span><text:span text:style-name="T1112">ş</text:span><text:span text:style-name="T1113">tir.</text:span></text:p>
      <text:p text:style-name="P73"><text:span text:style-name="T1114">E</text:span><text:span text:style-name="T1115">ğ</text:span><text:span text:style-name="T1116">itim Süreci Analizi</text:span></text:p>
      <text:p text:style-name="P73"><text:span text:style-name="T1117">MobileNet (V1) modelinin e</text:span><text:span text:style-name="T1118">ğ</text:span><text:span text:style-name="T1119">itim süreci a</text:span><text:span text:style-name="T1120">ş</text:span><text:span text:style-name="T1121">a</text:span><text:span text:style-name="T1122">ğıdaki şekilde izlenmiştir:</text:span></text:p>
      <text:list text:style-name="L74">
        <text:list-item>
          <text:p text:style-name="P74"><text:span text:style-name="T1123">Epoch say</text:span><text:span text:style-name="T1124">ı</text:span><text:span text:style-name="T1125">s</text:span><text:span text:style-name="T1126">ı: 25</text:span></text:p>
        </text:list-item>
        <text:list-item>
          <text:p text:style-name="P74"><text:span text:style-name="T1127">Batch size: 32</text:span></text:p>
        </text:list-item>
        <text:list-item>
          <text:p text:style-name="P74"><text:span text:style-name="T1127">Ba</text:span><text:span text:style-name="T1128">ş</text:span><text:span text:style-name="T1129">lang</text:span><text:span text:style-name="T1130">ı</text:span><text:span text:style-name="T1131">ç ö</text:span><text:span text:style-name="T1132">ğ</text:span><text:span text:style-name="T1133">renme oran</text:span><text:span text:style-name="T1134">ı: 0.001</text:span></text:p>
        </text:list-item>
        <text:list-item>
          <text:p text:style-name="P74"><text:span text:style-name="T1135">Early stopping patience: 5 epoch</text:span></text:p>
        </text:list-item>
        <text:list-item>
          <text:p text:style-name="P74"><text:span text:style-name="T1135">Veri art</text:span><text:span text:style-name="T1136">ı</text:span><text:span text:style-name="T1137">r</text:span><text:span text:style-name="T1138">ımı: Uygulandı (rotation, zoom, shift, flip)</text:span></text:p>
        </text:list-item>
      </text:list>
      <text:p text:style-name="P75"><text:span text:style-name="T1139">E</text:span><text:span text:style-name="T1140">ğ</text:span><text:span text:style-name="T1141">itim sürecinde do</text:span><text:span text:style-name="T1142">ğ</text:span><text:span text:style-name="T1143">rulama do</text:span><text:span text:style-name="T1144">ğruluğundaki dalgalanma minimum d</text:span><text:span text:style-name="T1145">üzeyde olmu</text:span><text:span text:style-name="T1146">ş</text:span><text:span text:style-name="T1147"><text:s/>ve erken durdurma sayesinde model a</text:span><text:span text:style-name="T1148">şırı<text:s/></text:span><text:span text:style-name="T1149">ö</text:span><text:span text:style-name="T1150">ğ</text:span><text:span text:style-name="T1151">renmeden korunmu</text:span><text:span text:style-name="T1152">ştur. Eğitim ve doğrulama doğruluk/kayıp grafiklerinde d</text:span><text:span text:style-name="T1153">üzenli bir ö</text:span><text:span text:style-name="T1154">ğ</text:span><text:span text:style-name="T1155">renme e</text:span><text:span text:style-name="T1156">ğrisi elde edilmiştir.</text:span></text:p>
      <text:p text:style-name="P75"><text:span text:style-name="T1157"><text:s/>Confusion Matrix (Kar</text:span><text:span text:style-name="T1158">ışı</text:span><text:span text:style-name="T1159">kl</text:span><text:span text:style-name="T1160">ık Matrisi) Analizi</text:span></text:p>
      <text:p text:style-name="P75"><text:span text:style-name="T1161">MobileNet modeline ait kar</text:span><text:span text:style-name="T1162">ışı</text:span><text:span text:style-name="T1163">kl</text:span><text:span text:style-name="T1164">ık matrisi, modelin her sınıftaki tahmin başarımını detaylı olarak g</text:span><text:span text:style-name="T1165">östermektedir. Bu analiz sayesinde hangi hastal</text:span><text:span text:style-name="T1166">ı</text:span><text:span text:style-name="T1167">klar</text:span><text:span text:style-name="T1168">ın sıklıkla karıştırıldığı da g</text:span><text:span text:style-name="T1169">özlemlenmi</text:span><text:span text:style-name="T1170">ş</text:span><text:span text:style-name="T1171">tir.</text:span></text:p>
      <text:p text:style-name="P75"><text:span text:style-name="T1172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77"><text:span text:style-name="T1173">Gerçek / Tahmin</text:span><text:span text:style-name="T1174"/></text:p>
          </table:table-cell>
          <table:table-cell table:style-name="TableCell020001">
            <text:p text:style-name="P77"><text:span text:style-name="T1175">AD</text:span><text:span text:style-name="T1176"/></text:p>
          </table:table-cell>
          <table:table-cell table:style-name="TableCell020002">
            <text:p text:style-name="P77"><text:span text:style-name="T1177">BCC</text:span><text:span text:style-name="T1178"/></text:p>
          </table:table-cell>
          <table:table-cell table:style-name="TableCell020003">
            <text:p text:style-name="P77"><text:span text:style-name="T1179">BK</text:span><text:span text:style-name="T1180"/></text:p>
          </table:table-cell>
          <table:table-cell table:style-name="TableCell020004">
            <text:p text:style-name="P77"><text:span text:style-name="T1181">ECZ</text:span><text:span text:style-name="T1182"/></text:p>
          </table:table-cell>
          <table:table-cell table:style-name="TableCell020005">
            <text:p text:style-name="P77"><text:span text:style-name="T1183">MN</text:span><text:span text:style-name="T1184"/></text:p>
          </table:table-cell>
          <table:table-cell table:style-name="TableCell020006">
            <text:p text:style-name="P77"><text:span text:style-name="T1185">MEL</text:span><text:span text:style-name="T1186"/></text:p>
          </table:table-cell>
        </table:table-row>
        <table:table-row table:style-name="TableRow0201">
          <table:table-cell table:style-name="TableCell020100">
            <text:p text:style-name="P80"><text:span text:style-name="T1187">Atopic Dermatitis</text:span><text:span text:style-name="T1188"/></text:p>
          </table:table-cell>
          <table:table-cell table:style-name="TableCell020101">
            <text:p text:style-name="P80"><text:span text:style-name="T1189">89</text:span><text:span text:style-name="T1190"/></text:p>
          </table:table-cell>
          <table:table-cell table:style-name="TableCell020102">
            <text:p text:style-name="P80"><text:span text:style-name="T1191">0</text:span><text:span text:style-name="T1192"/></text:p>
          </table:table-cell>
          <table:table-cell table:style-name="TableCell020103">
            <text:p text:style-name="P80"><text:span text:style-name="T1193">4</text:span><text:span text:style-name="T1194"/></text:p>
          </table:table-cell>
          <table:table-cell table:style-name="TableCell020104">
            <text:p text:style-name="P80"><text:span text:style-name="T1195">2</text:span><text:span text:style-name="T1196"/></text:p>
          </table:table-cell>
          <table:table-cell table:style-name="TableCell020105">
            <text:p text:style-name="P80"><text:span text:style-name="T1197">1</text:span><text:span text:style-name="T1198"/></text:p>
          </table:table-cell>
          <table:table-cell table:style-name="TableCell020106">
            <text:p text:style-name="P80"><text:span text:style-name="T1199">0</text:span><text:span text:style-name="T1200"/></text:p>
          </table:table-cell>
        </table:table-row>
        <table:table-row table:style-name="TableRow0202">
          <table:table-cell table:style-name="TableCell020200">
            <text:p text:style-name="P82"><text:span text:style-name="T1201">Basal Cell Carcinoma</text:span><text:span text:style-name="T1202"/></text:p>
          </table:table-cell>
          <table:table-cell table:style-name="TableCell020201">
            <text:p text:style-name="P82"><text:span text:style-name="T1203">1</text:span><text:span text:style-name="T1204"/></text:p>
          </table:table-cell>
          <table:table-cell table:style-name="TableCell020202">
            <text:p text:style-name="P82"><text:span text:style-name="T1205">87</text:span><text:span text:style-name="T1206"/></text:p>
          </table:table-cell>
          <table:table-cell table:style-name="TableCell020203">
            <text:p text:style-name="P82"><text:span text:style-name="T1207">1</text:span><text:span text:style-name="T1208"/></text:p>
          </table:table-cell>
          <table:table-cell table:style-name="TableCell020204">
            <text:p text:style-name="P82"><text:span text:style-name="T1209">0</text:span><text:span text:style-name="T1210"/></text:p>
          </table:table-cell>
          <table:table-cell table:style-name="TableCell020205">
            <text:p text:style-name="P82"><text:span text:style-name="T1211">0</text:span><text:span text:style-name="T1212"/></text:p>
          </table:table-cell>
          <table:table-cell table:style-name="TableCell020206">
            <text:p text:style-name="P82"><text:span text:style-name="T1213">3</text:span><text:span text:style-name="T1214"/></text:p>
          </table:table-cell>
        </table:table-row>
      </table:table>
      <text:p text:style-name="P84"><text:span text:style-name="T1215">Bu analiz sonucunda en çok kar</text:span><text:span text:style-name="T1216">ış</text:span><text:span text:style-name="T1217">t</text:span><text:span text:style-name="T1218">ırılan sınıflar genellikle birbirine g</text:span><text:span text:style-name="T1219">örsel olarak benzeyen Seborrheic Keratosis ve Benign Keratosis gibi s</text:span><text:span text:style-name="T1220">ınıflar olmuştur. Bu bulgu, gelecekte sınıflar arası ayrımı artıracak<text:s/></text:span><text:span text:style-name="T1221">ön i</text:span><text:span text:style-name="T1222">ş</text:span><text:span text:style-name="T1223">leme tekniklerinin eklenmesi gerekti</text:span><text:span text:style-name="T1224">ğine işaret etmektedir.</text:span></text:p>
      <text:p text:style-name="P85"><text:span text:style-name="T1225">Tart</text:span><text:span text:style-name="T1226">ış</text:span><text:span text:style-name="T1227">ma (Discussion)</text:span><text:span text:style-name="T1228"/></text:p>
      <text:p text:style-name="P85"><text:span text:style-name="T1229">Bu çal</text:span><text:span text:style-name="T1230">ış</text:span><text:span text:style-name="T1231">mada, 11 farkl</text:span><text:span text:style-name="T1232">ı cilt hastalığını sınıflandırmak amacıyla<text:s/></text:span><text:span text:style-name="T1233">çe</text:span><text:span text:style-name="T1234">ş</text:span><text:span text:style-name="T1235">itli önceden e</text:span><text:span text:style-name="T1236">ğ</text:span><text:span text:style-name="T1237">itilmi</text:span><text:span text:style-name="T1238">ş (pretrained) derin<text:s/></text:span><text:span text:style-name="T1239">ö</text:span><text:span text:style-name="T1240">ğ</text:span><text:span text:style-name="T1241">renme modelleri kar</text:span><text:span text:style-name="T1242">şılaştırmalı olarak değerlendirilmiştir. Elde edilen bulgular, transfer<text:s/></text:span><text:span text:style-name="T1243">ö</text:span><text:span text:style-name="T1244">ğ</text:span><text:span text:style-name="T1245">renmenin s</text:span><text:span text:style-name="T1246">ınırlı veri ile<text:s/></text:span><text:span text:style-name="T1247">çal</text:span><text:span text:style-name="T1248">ış</text:span><text:span text:style-name="T1249">an medikal görüntü s</text:span><text:span text:style-name="T1250">ı</text:span><text:span text:style-name="T1251">n</text:span><text:span text:style-name="T1252">ıflandırma g</text:span><text:span text:style-name="T1253">örevlerinde oldukça etkili oldu</text:span><text:span text:style-name="T1254">ğ</text:span><text:span text:style-name="T1255">unu göstermektedir [15, 16, 17].</text:span></text:p>
      <text:p text:style-name="P85"><text:span text:style-name="T1256">MobileNet (V1) modeli, %86'l</text:span><text:span text:style-name="T1257">ı</text:span><text:span text:style-name="T1258">k test do</text:span><text:span text:style-name="T1259">ğruluğu ile en iyi performansı sergilemiş ve eğitim s</text:span><text:span text:style-name="T1260">üresi aç</text:span><text:span text:style-name="T1261">ı</text:span><text:span text:style-name="T1262">s</text:span><text:span text:style-name="T1263">ından da olduk</text:span><text:span text:style-name="T1264">ça verimli olmu</text:span><text:span text:style-name="T1265">ş</text:span><text:span text:style-name="T1266">tur. Özellikle mobil cihazlarda ve web tabanl</text:span><text:span text:style-name="T1267">ı</text:span><text:span text:style-name="T1268"><text:s/>sistemlerde çal</text:span><text:span text:style-name="T1269">ış</text:span><text:span text:style-name="T1270">t</text:span><text:span text:style-name="T1271">ırılabilirliği sayesinde bu model, ger</text:span><text:span text:style-name="T1272">çek dünya uygulamalar</text:span><text:span text:style-name="T1273">ı</text:span><text:span text:style-name="T1274">na entegre edilmek üzere seçilmi</text:span><text:span text:style-name="T1275">ş</text:span><text:span text:style-name="T1276">tir [9, 10].</text:span></text:p>
      <text:p text:style-name="P85"><text:span text:style-name="T1277">Bulgular</text:span><text:span text:style-name="T1278">ı</text:span><text:span text:style-name="T1279">n De</text:span><text:span text:style-name="T1280">ğerlendirilmesi</text:span><text:span text:style-name="T1281"/></text:p>
      <text:list text:style-name="L86">
        <text:list-item>
          <text:p text:style-name="P86"><text:span text:style-name="T1282">Derin modellerin (örne</text:span><text:span text:style-name="T1283">ğ</text:span><text:span text:style-name="T1284">in ResNet152, DenseNet201) daha yüksek katman say</text:span><text:span text:style-name="T1285">ı</text:span><text:span text:style-name="T1286">s</text:span><text:span text:style-name="T1287">ına sahip olmasına rağmen, daha hafif yapılı bir model olan MobileNet'in daha iyi performans g</text:span><text:span text:style-name="T1288">östermesi dikkat çekicidir. Bu durum, modelin parametre say</text:span><text:span text:style-name="T1289">ı</text:span><text:span text:style-name="T1290">s</text:span><text:span text:style-name="T1291">ının ve karmaşıklığının,<text:s/></text:span><text:span text:style-name="T1292">özellikle s</text:span><text:span text:style-name="T1293">ı</text:span><text:span text:style-name="T1294">n</text:span><text:span text:style-name="T1295">ırlı veri k</text:span><text:span text:style-name="T1296">ümelerinde, genelleme yetene</text:span><text:span text:style-name="T1297">ğ</text:span><text:span text:style-name="T1298">ini olumsuz etkileyebilece</text:span><text:span text:style-name="T1299">ğini d</text:span><text:span text:style-name="T1300">ü</text:span><text:span text:style-name="T1301">ş</text:span><text:span text:style-name="T1302">ündürmektedir [12, 13]. MobileNet'in hafif yap</text:span><text:span text:style-name="T1303">ı</text:span><text:span text:style-name="T1304">s</text:span><text:span text:style-name="T1305">ı, aşırı uyumu (overfitting) azaltmaya yardımcı olmuş olabilir.</text:span></text:p>
        </text:list-item>
        <text:list-item>
          <text:p text:style-name="P86"><text:span text:style-name="T1306">Confusion Matrix analizi, görsel benzerli</text:span><text:span text:style-name="T1307">ğ</text:span><text:span text:style-name="T1308">i yüksek hastal</text:span><text:span text:style-name="T1309">ı</text:span><text:span text:style-name="T1310">k türlerinin (örne</text:span><text:span text:style-name="T1311">ğ</text:span><text:span text:style-name="T1312">in Benign Keratosis vs Seborrheic Keratosis) s</text:span><text:span text:style-name="T1313">ıklıkla karıştırıldığını g</text:span><text:span text:style-name="T1314">östermektedir. Bu durum, bu tür s</text:span><text:span text:style-name="T1315">ı</text:span><text:span text:style-name="T1316">n</text:span><text:span text:style-name="T1317">ıflar arasındaki ince g</text:span><text:span text:style-name="T1318">örsel farkl</text:span><text:span text:style-name="T1319">ı</text:span><text:span text:style-name="T1320">l</text:span><text:span text:style-name="T1321">ıkları yakalamak i</text:span><text:span text:style-name="T1322">çin daha rafine ön i</text:span><text:span text:style-name="T1323">ş</text:span><text:span text:style-name="T1324">leme yöntemlerinin ve dikkat (attention) mekanizmalar</text:span><text:span text:style-name="T1325">ı</text:span><text:span text:style-name="T1326">n</text:span><text:span text:style-name="T1327">ın entegrasyonunu gerekli kılmaktadır [20, 21].<text:s/></text:span><text:span text:style-name="T1328">Örne</text:span><text:span text:style-name="T1329">ğ</text:span><text:span text:style-name="T1330">in, lezyonun kenar, doku ve renk özelliklerine daha fazla odaklanabilen mekanizmalar, bu kar</text:span><text:span text:style-name="T1331">ışı</text:span><text:span text:style-name="T1332">kl</text:span><text:span text:style-name="T1333">ıkları azaltabilir.</text:span></text:p>
        </text:list-item>
        <text:list-item>
          <text:p text:style-name="P86"><text:span text:style-name="T1334">VGG19 ve NASNetMobile gibi baz</text:span><text:span text:style-name="T1335">ı</text:span><text:span text:style-name="T1336"><text:s/>modeller, oldukça dü</text:span><text:span text:style-name="T1337">ş</text:span><text:span text:style-name="T1338">ük do</text:span><text:span text:style-name="T1339">ğ</text:span><text:span text:style-name="T1340">rulukla ba</text:span><text:span text:style-name="T1341">şarısız sonu</text:span><text:span text:style-name="T1342">çlar vermi</text:span><text:span text:style-name="T1343">ş</text:span><text:span text:style-name="T1344">tir. Bu durum, modelin veri kümesine uyumsuzlu</text:span><text:span text:style-name="T1345">ğ</text:span><text:span text:style-name="T1346">unu veya a</text:span><text:span text:style-name="T1347">şırı parametre karmaşıklığı nedeniyle genelleme yapamamasını işaret etmektedir.<text:s/></text:span><text:span text:style-name="T1348">Özellikle VGG19 gibi çok derin modeller, küçük veri kümelerinde a</text:span><text:span text:style-name="T1349">şı</text:span><text:span text:style-name="T1350">r</text:span><text:span text:style-name="T1351">ı uyuma daha yatkın olabilir [7]. NASNetMobile'ın d</text:span><text:span text:style-name="T1352">ü</text:span><text:span text:style-name="T1353">ş</text:span><text:span text:style-name="T1354">ük performans</text:span><text:span text:style-name="T1355">ı</text:span><text:span text:style-name="T1356"><text:s/>ise, mimarisinin bu özel görev için yeterince uygun olmad</text:span><text:span text:style-name="T1357">ığı</text:span><text:span text:style-name="T1358">n</text:span><text:span text:style-name="T1359">ı veya optimizasyon s</text:span><text:span text:style-name="T1360">ürecinde ek ayarlamalara ihtiyaç duyuldu</text:span><text:span text:style-name="T1361">ğ</text:span><text:span text:style-name="T1362">unu gösterebilir.</text:span></text:p>
        </text:list-item>
      </text:list>
      <text:p text:style-name="P87"><text:span text:style-name="T1363">Sonuç ve Gelecek Çal</text:span><text:span text:style-name="T1364">ış</text:span><text:span text:style-name="T1365">malar (Conclusion &amp; Future Work)</text:span></text:p>
      <text:p text:style-name="P87"><text:span text:style-name="T1366"><text:s/></text:span><text:span text:style-name="T1367">Sonuç</text:span><text:span text:style-name="T1368"/></text:p>
      <text:p text:style-name="P87"><text:span text:style-name="T1368">Bu çal</text:span><text:span text:style-name="T1369">ış</text:span><text:span text:style-name="T1370">mada, derin ö</text:span><text:span text:style-name="T1371">ğ</text:span><text:span text:style-name="T1372">renme tabanl</text:span><text:span text:style-name="T1373">ı modeller ile cilt hastalıklarının sınıflandırılması hedeflenmiş ve 15 farklı model ayrıntılı olarak karşılaştırılmıştır. Deneysel sonu</text:span><text:span text:style-name="T1374">çlar, transfer ö</text:span><text:span text:style-name="T1375">ğ</text:span><text:span text:style-name="T1376">renmenin bu tür medikal görüntü s</text:span><text:span text:style-name="T1377">ı</text:span><text:span text:style-name="T1378">n</text:span><text:span text:style-name="T1379">ıflandırma g</text:span><text:span text:style-name="T1380">örevlerinde oldukça etkili oldu</text:span><text:span text:style-name="T1381">ğ</text:span><text:span text:style-name="T1382">unu göstermi</text:span><text:span text:style-name="T1383">ş</text:span><text:span text:style-name="T1384">tir [16, 24, 25]. MobileNet (V1) modeli, %86 test do</text:span><text:span text:style-name="T1385">ğruluğu ile en başarılı model olarak belirlenmiş ve d</text:span><text:span text:style-name="T1386">ü</text:span><text:span text:style-name="T1387">ş</text:span><text:span text:style-name="T1388">ük hesaplama maliyeti ile öne ç</text:span><text:span text:style-name="T1389">ı</text:span><text:span text:style-name="T1390">km</text:span><text:span text:style-name="T1391">ıştır [9, 10]. Geliştirilen web uygulaması sayesinde kullanıcılar sisteme bir cilt g</text:span><text:span text:style-name="T1392">örüntüsü yükleyerek hastal</text:span><text:span text:style-name="T1393">ı</text:span><text:span text:style-name="T1394">k tahminini h</text:span><text:span text:style-name="T1395">ızlıca alabilmektedir.<text:s/></text:span><text:span text:style-name="T1396">Çal</text:span><text:span text:style-name="T1397">ış</text:span><text:span text:style-name="T1398">ma, medikal yapay zekâ uygulamalar</text:span><text:span text:style-name="T1399">ı</text:span><text:span text:style-name="T1400">n</text:span><text:span text:style-name="T1401">ın erişilebilirliğini artırma yolunda<text:s/></text:span><text:span text:style-name="T1402">önemli bir ad</text:span><text:span text:style-name="T1403">ı</text:span><text:span text:style-name="T1404">m olarak de</text:span><text:span text:style-name="T1405">ğerlendirilebilir [29, 30].</text:span></text:p>
      <text:p text:style-name="P87"><text:span text:style-name="T1406"><text:s/></text:span><text:span text:style-name="T1407">Gelecek Çal</text:span><text:span text:style-name="T1408">ış</text:span><text:span text:style-name="T1409">malar</text:span><text:span text:style-name="T1410"/></text:p>
      <text:p text:style-name="P87"><text:span text:style-name="T1411">Bu çal</text:span><text:span text:style-name="T1412">ış</text:span><text:span text:style-name="T1413">man</text:span><text:span text:style-name="T1414">ın<text:s/></text:span><text:span text:style-name="T1415">ç</text:span><text:span text:style-name="T1416">ı</text:span><text:span text:style-name="T1417">kt</text:span><text:span text:style-name="T1418">ıları, pek<text:s/></text:span><text:span text:style-name="T1419">çok farkl</text:span><text:span text:style-name="T1420">ı</text:span><text:span text:style-name="T1421"><text:s/>yönde geni</text:span><text:span text:style-name="T1422">ş</text:span><text:span text:style-name="T1423">letilebilir:</text:span></text:p>
      <text:list text:style-name="L88">
        <text:list-item>
          <text:p text:style-name="P88"><text:span text:style-name="T1424">Geli</text:span><text:span text:style-name="T1425">ş</text:span><text:span text:style-name="T1426">mi</text:span><text:span text:style-name="T1427">ş<text:s/></text:span><text:span text:style-name="T1428">Ön<text:s/></text:span><text:span text:style-name="T1429">İş</text:span><text:span text:style-name="T1430">leme Teknikleri: Görüntülerin histogram e</text:span><text:span text:style-name="T1431">ş</text:span><text:span text:style-name="T1432">itleme, renk normalizasyonu, ve segmentasyon gibi yöntemlerle i</text:span><text:span text:style-name="T1433">ş</text:span><text:span text:style-name="T1434">lenmesi, s</text:span><text:span text:style-name="T1435">ınıf ayrımını artırabilir.<text:s/></text:span><text:span text:style-name="T1436">Özellikle kar</text:span><text:span text:style-name="T1437">ışı</text:span><text:span text:style-name="T1438">kl</text:span><text:span text:style-name="T1439">ık matrisinde belirlenen benzer hastalık t</text:span><text:span text:style-name="T1440">ürleri için bu teknikler daha kritik olabilir.</text:span></text:p>
        </text:list-item>
        <text:list-item>
          <text:p text:style-name="P88"><text:span text:style-name="T1441">Vizüel Aç</text:span><text:span text:style-name="T1442">ı</text:span><text:span text:style-name="T1443">klanabilirlik: Grad-CAM, LIME gibi teknikler ile modelin karar mekanizmalar</text:span><text:span text:style-name="T1444">ının g</text:span><text:span text:style-name="T1445">örselle</text:span><text:span text:style-name="T1446">ş</text:span><text:span text:style-name="T1447">tirilmesi, hem kullan</text:span><text:span text:style-name="T1448">ıcı g</text:span><text:span text:style-name="T1449">üveni hem de medikal uzmanlar için<text:s/></text:span><text:span text:style-name="T1450">ş</text:span><text:span text:style-name="T1451">effafl</text:span><text:span text:style-name="T1452">ık sağlayacaktır [21]. Bu sayede doktorlar, modelin tahminlerine neden g</text:span><text:span text:style-name="T1453">üvendiklerini daha iyi anlayabilirler.</text:span></text:p>
        </text:list-item>
        <text:list-item>
          <text:p text:style-name="P88"><text:span text:style-name="T1454">Daha Dengeli Veri Seti: Baz</text:span><text:span text:style-name="T1455">ı sınıflar diğerlerine g</text:span><text:span text:style-name="T1456">öre daha fazla örne</text:span><text:span text:style-name="T1457">ğ</text:span><text:span text:style-name="T1458">e sahip oldu</text:span><text:span text:style-name="T1459">ğundan, sınıf dengesizliğinin giderilmesi performansı artırabilir. Bu, veri artırma tekniklerinin daha spesifik uygulanması veya sentetik veri<text:s/></text:span><text:span text:style-name="T1460">üretimi ile sa</text:span><text:span text:style-name="T1461">ğ</text:span><text:span text:style-name="T1462">lanabilir.</text:span></text:p>
        </text:list-item>
        <text:list-item>
          <text:p text:style-name="P88"><text:span text:style-name="T1463">Vision Transformer (ViT) Tabanl</text:span><text:span text:style-name="T1464">ı</text:span><text:span text:style-name="T1465"><text:s/>Modeller: Son y</text:span><text:span text:style-name="T1466">ıllarda b</text:span><text:span text:style-name="T1467">üyük ba</text:span><text:span text:style-name="T1468">ş</text:span><text:span text:style-name="T1469">ar</text:span><text:span text:style-name="T1470">ı g</text:span><text:span text:style-name="T1471">österen ViT modelleri ile ek deneyler yap</text:span><text:span text:style-name="T1472">ı</text:span><text:span text:style-name="T1473">labilir. ViT'lerin global ba</text:span><text:span text:style-name="T1474">ğlam yakalama yeteneği, bazı cilt lezyonlarının daha iyi ayırt edilmesine yardımcı olabilir.</text:span></text:p>
        </text:list-item>
        <text:list-item>
          <text:p text:style-name="P88"><text:span text:style-name="T1475">Gerçek Zamanl</text:span><text:span text:style-name="T1476">ı</text:span><text:span text:style-name="T1477"><text:s/>Web Arayüzü: Proje kapsam</text:span><text:span text:style-name="T1478">ında geliştirilen web aray</text:span><text:span text:style-name="T1479">üzü, sa</text:span><text:span text:style-name="T1480">ğ</text:span><text:span text:style-name="T1481">l</text:span><text:span text:style-name="T1482">ık kurumlarında veya mobil kullanıcılar tarafından kolayca erişilebilecek şekilde optimize edilmelidir. Kullanıcı deneyimi, y</text:span><text:span text:style-name="T1483">ükleme h</text:span><text:span text:style-name="T1484">ı</text:span><text:span text:style-name="T1485">z</text:span><text:span text:style-name="T1486">ı ve mobil uyumluluk artırılabilir.</text:span></text:p>
        </text:list-item>
        <text:list-item>
          <text:p text:style-name="P88"><text:span text:style-name="T1487">Uzman Do</text:span><text:span text:style-name="T1488">ğ</text:span><text:span text:style-name="T1489">rulamas</text:span><text:span text:style-name="T1490">ı: Modelin<text:s/></text:span><text:span text:style-name="T1491">ç</text:span><text:span text:style-name="T1492">ı</text:span><text:span text:style-name="T1493">kt</text:span><text:span text:style-name="T1494">ılarının dermatologlar tarafından değerlendirilmesi, klinik doğruluk a</text:span><text:span text:style-name="T1495">ç</text:span><text:span text:style-name="T1496">ı</text:span><text:span text:style-name="T1497">s</text:span><text:span text:style-name="T1498">ından<text:s/></text:span><text:span text:style-name="T1499">önemlidir [6]. Bu sayede, modelin klinik pratikteki gerçek potansiyeli ve s</text:span><text:span text:style-name="T1500">ı</text:span><text:span text:style-name="T1501">n</text:span><text:span text:style-name="T1502">ırlılıkları daha net belirlenebilir.</text:span></text:p>
        </text:list-item>
        <text:list-item>
          <text:p text:style-name="P88"><text:span text:style-name="T1503">Çok Modlu Yakla</text:span><text:span text:style-name="T1504">şı</text:span><text:span text:style-name="T1505">mlar: Görüntü verilerine ek olarak, hasta demografisi, t</text:span><text:span text:style-name="T1506">ı</text:span><text:span text:style-name="T1507">bbi geçmi</text:span><text:span text:style-name="T1508">ş</text:span><text:span text:style-name="T1509"><text:s/>veya dermatoskopik özellikler gibi di</text:span><text:span text:style-name="T1510">ğ</text:span><text:span text:style-name="T1511">er veri türlerinin entegrasyonu, te</text:span><text:span text:style-name="T1512">ş</text:span><text:span text:style-name="T1513">his do</text:span><text:span text:style-name="T1514">ğruluğunu daha da artırabilir.</text:span></text:p>
        </text:list-item>
      </text:list>
      <text:p text:style-name="P89"><text:span text:style-name="T1515">Bu geli</text:span><text:span text:style-name="T1516">ş</text:span><text:span text:style-name="T1517">tirmelerle, sistem daha geni</text:span><text:span text:style-name="T1518">ş hasta gruplarında, ger</text:span><text:span text:style-name="T1519">çek dünya ko</text:span><text:span text:style-name="T1520">ş</text:span><text:span text:style-name="T1521">ullar</text:span><text:span text:style-name="T1522">ında kullanılabilir bir teşhis destek aracı haline getirilebilir. Sistem,<text:s/></text:span><text:span text:style-name="T1523">özellikle uzaktan sa</text:span><text:span text:style-name="T1524">ğ</text:span><text:span text:style-name="T1525">l</text:span><text:span text:style-name="T1526">ık hizmetleri ve birinci basamak sağlık kuruluşlarında, uzman dermatologlara erişimin sınırlı olduğu durumlarda<text:s/></text:span><text:span text:style-name="T1527">önemli bir rol oynayabilir.</text:span></text:p>
      <text:p text:style-name="P89"><text:span text:style-name="T1528">Kaynakça (References)</text:span><text:span text:style-name="T1529"/></text:p>
      <text:p text:style-name="P90"><text:span text:style-name="T1529">[1] Hay, R. J., et al. (2014). The global burden of skin disease in 2010: an analysis of the prevalence and impact of skin conditions.<text:s/></text:span><text:span text:style-name="T1530">Journal of Investigative Dermatology</text:span><text:span text:style-name="T1531">, 134(6), 1527-1534.</text:span></text:p>
      <text:p text:style-name="P90"><text:span text:style-name="T1531">[2] Karimkhani, C., et al. (2017). Global burden of skin disease as reflected in Cochrane Database of Systematic Reviews.<text:s/></text:span><text:span text:style-name="T1532">JAMA Dermatology</text:span><text:span text:style-name="T1533">, 153(5), 406-412.</text:span></text:p>
      <text:p text:style-name="P90"><text:span text:style-name="T1533">[3] Esteva, A., et al. (2017). Dermatologist-level classification of skin cancer with deep neural networks.<text:s/></text:span><text:span text:style-name="T1534">Nature</text:span><text:span text:style-name="T1535">, 542(7639), 115-118.<text:s/></text:span><text:a xlink:href="https://doi.org/10.1038/nature21056"><text:span text:style-name="T1536">https://doi.org/10.1038/nature21056</text:span></text:a><text:span text:style-name="T1537"/></text:p>
      <text:p text:style-name="P90"><text:span text:style-name="T1538">[4] Brinker, T. J., et al. (2019). Deep learning outperformed 136 of 157 dermatologists in a head-to-head dermoscopic melanoma image classification task.<text:s/></text:span><text:span text:style-name="T1539">European Journal of Cancer</text:span><text:span text:style-name="T1540">, 113, 47-54.</text:span></text:p>
      <text:p text:style-name="P90"><text:span text:style-name="T1540">[5] Tschandl, P., et al. (2019). Human-computer collaboration for skin cancer recognition.<text:s/></text:span><text:span text:style-name="T1541">Nature Medicine</text:span><text:span text:style-name="T1542">, 26, 1229-1234.</text:span></text:p>
      <text:p text:style-name="P90"><text:span text:style-name="T1542">[6] Haenssle, H. A., et al. (2018). Man against machine: diagnostic performance of a deep learning convolutional neural network for dermoscopic melanoma recognition in comparison to 58 dermatologists.<text:s/></text:span><text:span text:style-name="T1543">Annals of Oncology</text:span><text:span text:style-name="T1544">, 29(8), 1836-1842.</text:span></text:p>
      <text:p text:style-name="P90"><text:span text:style-name="T1544">[7] Pham, T. C., et al. (2021). Skin lesion classification using deep convolutional neural networks: A systematic review.<text:s/></text:span><text:span text:style-name="T1545">Computer Methods and Programs in Biomedicine</text:span><text:span text:style-name="T1546">, 196, 105645.</text:span></text:p>
      <text:p text:style-name="P90"><text:span text:style-name="T1546">[8] Rajpurkar, P., et al. (2017). CheXNet: Radiologist-Level Pneumonia Detection on Chest X-Rays with Deep Learning.<text:s/></text:span><text:span text:style-name="T1547">arXiv preprint arXiv:1711.05225</text:span><text:span text:style-name="T1548">.</text:span></text:p>
      <text:p text:style-name="P90"><text:span text:style-name="T1548">[9] Gulati, M., et al. (2020). Convolutional Neural Networks for Skin Disease Classification: A Survey.<text:s/></text:span><text:span text:style-name="T1549">Journal of Medical Systems</text:span><text:span text:style-name="T1550">, 44(5), 1-15.</text:span></text:p>
      <text:p text:style-name="P90"><text:span text:style-name="T1550">[10] Al-Masni, M. A., et al. (2018). Skin Lesion Classification Using Deep Learning on Dermoscopy Images: A Review.<text:s/></text:span><text:span text:style-name="T1551">IEEE Access</text:span><text:span text:style-name="T1552">, 6, 68024-68041.</text:span></text:p>
      <text:p text:style-name="P90"><text:span text:style-name="T1552">[11] Hosny, K. M., et al. (2019). Classification of skin lesions using deep learning for early detection of melanoma.<text:s/></text:span><text:span text:style-name="T1553">Expert Systems with Applications</text:span><text:span text:style-name="T1554">, 124, 252-258.</text:span></text:p>
      <text:p text:style-name="P90"><text:span text:style-name="T1554">[12] Jha, A., et al. (2020). Deep learning for classification of skin lesions: a comprehensive review.<text:s/></text:span><text:span text:style-name="T1555">Artificial Intelligence in Medicine</text:span><text:span text:style-name="T1556">, 103, 101831.</text:span></text:p>
      <text:p text:style-name="P90"><text:span text:style-name="T1556">[13] Nasr-Esfahani, E., et al. (2019). Skin lesion classification using deep residual networks.<text:s/></text:span><text:span text:style-name="T1557">Journal of Biomedical Informatics</text:span><text:span text:style-name="T1558">, 90, 103091.</text:span></text:p>
      <text:p text:style-name="P90"><text:span text:style-name="T1558">[14] Ma, Z., et al. (2021). Automatic skin lesion classification using ensemble deep learning.<text:s/></text:span><text:span text:style-name="T1559">Computer Methods and Programs in Biomedicine</text:span><text:span text:style-name="T1560">, 203, 106003.</text:span></text:p>
      <text:p text:style-name="P90"><text:span text:style-name="T1560">[15] Adegun, A., &amp; Viriri, S. (2020). Deep learning models for skin disease detection: a review.<text:s/></text:span><text:span text:style-name="T1561">International Journal of Environmental Research and Public Health</text:span><text:span text:style-name="T1562">, 17(24), 9342.</text:span></text:p>
      <text:p text:style-name="P90"><text:span text:style-name="T1562">[16] Koneru, V., et al. (2021). Skin Disease Detection and Classification Using Deep Learning.<text:s/></text:span><text:span text:style-name="T1563">Journal of Healthcare Engineering</text:span><text:span text:style-name="T1564">, 2021, 1-10.</text:span></text:p>
      <text:p text:style-name="P90"><text:span text:style-name="T1564">[17] Ali, M. A., et al. (2022). Deep learning in dermatology: An overview.<text:s/></text:span><text:span text:style-name="T1565">Journal of Cosmetic Dermatology</text:span><text:span text:style-name="T1566">, 21(1), 1-10.</text:span></text:p>
      <text:p text:style-name="P90"><text:span text:style-name="T1566">[18] Mahajan, P., et al. (2021). Dermatological image classification using deep learning: a review.<text:s/></text:span><text:span text:style-name="T1567">Multimedia Tools and Applications</text:span><text:span text:style-name="T1568">, 80(2), 2209-2234.</text:span></text:p>
      <text:p text:style-name="P90"><text:span text:style-name="T1568">[19] Khan, S. A., et al. (2022). Deep learning-based automated skin disease diagnosis: A systematic review.<text:s/></text:span><text:span text:style-name="T1569">Journal of Medical Imaging and Health Informatics</text:span><text:span text:style-name="T1570">, 12(3), 629-645.</text:span></text:p>
      <text:p text:style-name="P90"><text:span text:style-name="T1570">[20] Lu, S., et al. (2020). Skin lesion classification using deep convolutional neural networks with attention mechanism.<text:s/></text:span><text:span text:style-name="T1571">Computers in Biology and Medicine</text:span><text:span text:style-name="T1572">, 120, 103734.</text:span></text:p>
      <text:p text:style-name="P90"><text:span text:style-name="T1572">[21] Goyal, M., et al. (2021). Explainable artificial intelligence for skin cancer diagnosis.<text:s/></text:span><text:span text:style-name="T1573">Journal of Medical Imaging</text:span><text:span text:style-name="T1574">, 8(3), 031908.</text:span></text:p>
      <text:p text:style-name="P90"><text:span text:style-name="T1574">[22] Sarwar, M., et al. (2022). A comprehensive review on deep learning for skin cancer detection.<text:s/></text:span><text:span text:style-name="T1575">Journal of Medical Imaging and Health Informatics</text:span><text:span text:style-name="T1576">, 12(5), 1081-1094.</text:span></text:p>
      <text:p text:style-name="P90"><text:span text:style-name="T1576">[23] Zhang, L., et al. (2023). Recent advances in deep learning for skin disease diagnosis: A review.<text:s/></text:span><text:span text:style-name="T1577">Artificial Intelligence Review</text:span><text:span text:style-name="T1578">, 56(4), 3845-3870.</text:span></text:p>
      <text:p text:style-name="P90"><text:span text:style-name="T1578">[24] Dildar, M., et al. (2021). Skin disease detection using deep learning with optimized transfer learning approach.<text:s/></text:span><text:span text:style-name="T1579">Computational and Mathematical Methods in Medicine</text:span><text:span text:style-name="T1580">, 2021.</text:span></text:p>
      <text:p text:style-name="P90"><text:span text:style-name="T1580">[25] Islam, M. T., et al. (2022). Skin lesion classification using deep transfer learning with attention mechanism.<text:s/></text:span><text:span text:style-name="T1581">Knowledge-Based Systems</text:span><text:span text:style-name="T1582">, 251, 109206.</text:span></text:p>
      <text:p text:style-name="P90"><text:span text:style-name="T1582">[26] Popescu, D., et al. (2020). Deep learning for skin disease diagnosis and classification: A systematic review.<text:s/></text:span><text:span text:style-name="T1583">Journal of Dermatology</text:span><text:span text:style-name="T1584">, 47(11), 1251-1260.</text:span></text:p>
      <text:p text:style-name="P90"><text:span text:style-name="T1584">[27] Kaur, M., et al. (2023). A review of deep learning techniques for skin disease classification.<text:s/></text:span><text:span text:style-name="T1585">Applied Soft Computing</text:span><text:span text:style-name="T1586">, 137, 110190.</text:span></text:p>
      <text:p text:style-name="P90"><text:span text:style-name="T1586">[28] Li, S., et al. (2021). Skin lesion diagnosis using deep learning from dermoscopy images: A review.<text:s/></text:span><text:span text:style-name="T1587">IEEE Reviews in Biomedical Engineering</text:span><text:span text:style-name="T1588">, 14, 187-200.</text:span></text:p>
      <text:p text:style-name="P90"><text:span text:style-name="T1588">[29] Shahin, M., et al. (2022). Automated skin disease classification using deep learning and image processing techniques.<text:s/></text:span><text:span text:style-name="T1589">Soft Computing</text:span><text:span text:style-name="T1590">, 26(17), 9037-9051.</text:span></text:p>
      <text:p text:style-name="P90"><text:span text:style-name="T1590">[30] Sharma, N., et al. (2023). Deep learning-based approaches for skin disease diagnosis: A systematic review and future directions.<text:s/></text:span><text:span text:style-name="T1591">Journal of Clinical Dermatology</text:span><text:span text:style-name="T1592">, 41(2), 150-165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